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7189in"/>
    </style:style>
    <style:style style:name="co3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21" style:family="table-cell" style:parent-style-name="Default" style:data-style-name="N0">
      <style:table-cell-properties style:vertical-align="bottom"/>
      <style:text-properties fo:color="#000000" style:text-line-through-style="none" style:text-position="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vertical-align="bottom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4" table:default-cell-style-name="ce2"/>
        <table:table-column table:style-name="co3" table:default-cell-style-name="ce2"/>
        <table:table-column table:style-name="co6" table:default-cell-style-name="ce2"/>
        <table:table-column table:style-name="co4" table:number-columns-repeated="3" table:default-cell-style-name="ce2"/>
        <table:table-column table:style-name="co4" table:number-columns-repeated="250" table:default-cell-style-name="Default"/>
        <table:table-row table:style-name="ro2">
          <table:table-cell office:value-type="string" calcext:value-type="string">
            <text:p>HokyIndex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ValerieIndex</text:p>
          </table:table-cell>
          <table:table-cell office:value-type="string" calcext:value-type="string">
            <text:p>Label</text:p>
          </table:table-cell>
          <table:table-cell table:number-columns-repeated="25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NCATENATE(&quot;untitled000_0000&quot;;[.A2];&quot;.tif&quot;)" office:value-type="string" office:string-value="untitled000_00000.tif" calcext:value-type="string">
            <text:p>untitled000_00000.t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CONCATENATE(&quot;untitled000_0000&quot;;[.A3];&quot;.tif&quot;)" office:value-type="string" office:string-value="untitled000_00001.tif" calcext:value-type="string">
            <text:p>untitled000_00001.tif</text:p>
          </table:table-cell>
          <table:table-cell table:formula="of:=[.C2]+1" office:value-type="float" office:value="2" calcext:value-type="float">
            <text:p>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CONCATENATE(&quot;untitled000_0000&quot;;[.A4];&quot;.tif&quot;)" office:value-type="string" office:string-value="untitled000_00002.tif" calcext:value-type="string">
            <text:p>untitled000_00002.tif</text:p>
          </table:table-cell>
          <table:table-cell table:formula="of:=[.C3]+1" office:value-type="float" office:value="3" calcext:value-type="float">
            <text:p>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CONCATENATE(&quot;untitled000_0000&quot;;[.A5];&quot;.tif&quot;)" office:value-type="string" office:string-value="untitled000_00003.tif" calcext:value-type="string">
            <text:p>untitled000_00003.tif</text:p>
          </table:table-cell>
          <table:table-cell table:formula="of:=[.C4]+1" office:value-type="float" office:value="4" calcext:value-type="float">
            <text:p>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CONCATENATE(&quot;untitled000_0000&quot;;[.A6];&quot;.tif&quot;)" office:value-type="string" office:string-value="untitled000_00004.tif" calcext:value-type="string">
            <text:p>untitled000_00004.tif</text:p>
          </table:table-cell>
          <table:table-cell table:formula="of:=[.C5]+1" office:value-type="float" office:value="5" calcext:value-type="float">
            <text:p>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CONCATENATE(&quot;untitled000_0000&quot;;[.A7];&quot;.tif&quot;)" office:value-type="string" office:string-value="untitled000_00005.tif" calcext:value-type="string">
            <text:p>untitled000_00005.tif</text:p>
          </table:table-cell>
          <table:table-cell table:formula="of:=[.C6]+1" office:value-type="float" office:value="6" calcext:value-type="float">
            <text:p>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CONCATENATE(&quot;untitled000_0000&quot;;[.A8];&quot;.tif&quot;)" office:value-type="string" office:string-value="untitled000_00006.tif" calcext:value-type="string">
            <text:p>untitled000_00006.tif</text:p>
          </table:table-cell>
          <table:table-cell table:formula="of:=[.C7]+1" office:value-type="float" office:value="7" calcext:value-type="float">
            <text:p>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CONCATENATE(&quot;untitled000_0000&quot;;[.A9];&quot;.tif&quot;)" office:value-type="string" office:string-value="untitled000_00007.tif" calcext:value-type="string">
            <text:p>untitled000_00007.tif</text:p>
          </table:table-cell>
          <table:table-cell table:formula="of:=[.C8]+1" office:value-type="float" office:value="8" calcext:value-type="float">
            <text:p>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CONCATENATE(&quot;untitled000_0000&quot;;[.A10];&quot;.tif&quot;)" office:value-type="string" office:string-value="untitled000_00008.tif" calcext:value-type="string">
            <text:p>untitled000_00008.tif</text:p>
          </table:table-cell>
          <table:table-cell table:formula="of:=[.C9]+1" office:value-type="float" office:value="9" calcext:value-type="float">
            <text:p>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CONCATENATE(&quot;untitled000_0000&quot;;[.A11];&quot;.tif&quot;)" office:value-type="string" office:string-value="untitled000_00009.tif" calcext:value-type="string">
            <text:p>untitled000_00009.tif</text:p>
          </table:table-cell>
          <table:table-cell table:formula="of:=[.C10]+1" office:value-type="float" office:value="10" calcext:value-type="float">
            <text:p>1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CONCATENATE(&quot;untitled000_000&quot;;[.A12];&quot;.tif&quot;)" office:value-type="string" office:string-value="untitled000_00010.tif" calcext:value-type="string">
            <text:p>untitled000_00010.tif</text:p>
          </table:table-cell>
          <table:table-cell table:formula="of:=[.C11]+1" office:value-type="float" office:value="11" calcext:value-type="float">
            <text:p>1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CONCATENATE(&quot;untitled000_000&quot;;[.A13];&quot;.tif&quot;)" office:value-type="string" office:string-value="untitled000_00011.tif" calcext:value-type="string">
            <text:p>untitled000_00011.tif</text:p>
          </table:table-cell>
          <table:table-cell table:formula="of:=[.C12]+1" office:value-type="float" office:value="12" calcext:value-type="float">
            <text:p>1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CONCATENATE(&quot;untitled000_000&quot;;[.A14];&quot;.tif&quot;)" office:value-type="string" office:string-value="untitled000_00012.tif" calcext:value-type="string">
            <text:p>untitled000_00012.tif</text:p>
          </table:table-cell>
          <table:table-cell table:formula="of:=[.C13]+1" office:value-type="float" office:value="13" calcext:value-type="float">
            <text:p>1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CONCATENATE(&quot;untitled000_000&quot;;[.A15];&quot;.tif&quot;)" office:value-type="string" office:string-value="untitled000_00013.tif" calcext:value-type="string">
            <text:p>untitled000_00013.tif</text:p>
          </table:table-cell>
          <table:table-cell table:formula="of:=[.C14]+1" office:value-type="float" office:value="14" calcext:value-type="float">
            <text:p>1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CONCATENATE(&quot;untitled000_000&quot;;[.A16];&quot;.tif&quot;)" office:value-type="string" office:string-value="untitled000_00014.tif" calcext:value-type="string">
            <text:p>untitled000_00014.tif</text:p>
          </table:table-cell>
          <table:table-cell table:formula="of:=[.C15]+1" office:value-type="float" office:value="15" calcext:value-type="float">
            <text:p>1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CONCATENATE(&quot;untitled000_000&quot;;[.A17];&quot;.tif&quot;)" office:value-type="string" office:string-value="untitled000_00015.tif" calcext:value-type="string">
            <text:p>untitled000_00015.tif</text:p>
          </table:table-cell>
          <table:table-cell table:formula="of:=[.C16]+1" office:value-type="float" office:value="16" calcext:value-type="float">
            <text:p>1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CONCATENATE(&quot;untitled000_000&quot;;[.A18];&quot;.tif&quot;)" office:value-type="string" office:string-value="untitled000_00016.tif" calcext:value-type="string">
            <text:p>untitled000_00016.tif</text:p>
          </table:table-cell>
          <table:table-cell table:formula="of:=[.C17]+1" office:value-type="float" office:value="17" calcext:value-type="float">
            <text:p>1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CONCATENATE(&quot;untitled000_000&quot;;[.A19];&quot;.tif&quot;)" office:value-type="string" office:string-value="untitled000_00017.tif" calcext:value-type="string">
            <text:p>untitled000_00017.tif</text:p>
          </table:table-cell>
          <table:table-cell table:formula="of:=[.C18]+1" office:value-type="float" office:value="18" calcext:value-type="float">
            <text:p>1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CONCATENATE(&quot;untitled000_000&quot;;[.A20];&quot;.tif&quot;)" office:value-type="string" office:string-value="untitled000_00018.tif" calcext:value-type="string">
            <text:p>untitled000_00018.tif</text:p>
          </table:table-cell>
          <table:table-cell table:formula="of:=[.C19]+1" office:value-type="float" office:value="19" calcext:value-type="float">
            <text:p>1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CONCATENATE(&quot;untitled000_000&quot;;[.A21];&quot;.tif&quot;)" office:value-type="string" office:string-value="untitled000_00019.tif" calcext:value-type="string">
            <text:p>untitled000_00019.tif</text:p>
          </table:table-cell>
          <table:table-cell table:formula="of:=[.C20]+1" office:value-type="float" office:value="20" calcext:value-type="float">
            <text:p>2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CONCATENATE(&quot;untitled000_000&quot;;[.A22];&quot;.tif&quot;)" office:value-type="string" office:string-value="untitled000_00020.tif" calcext:value-type="string">
            <text:p>untitled000_00020.tif</text:p>
          </table:table-cell>
          <table:table-cell table:formula="of:=[.C21]+1" office:value-type="float" office:value="21" calcext:value-type="float">
            <text:p>2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CONCATENATE(&quot;untitled000_000&quot;;[.A23];&quot;.tif&quot;)" office:value-type="string" office:string-value="untitled000_00021.tif" calcext:value-type="string">
            <text:p>untitled000_00021.tif</text:p>
          </table:table-cell>
          <table:table-cell table:formula="of:=[.C22]+1" office:value-type="float" office:value="22" calcext:value-type="float">
            <text:p>2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CONCATENATE(&quot;untitled000_000&quot;;[.A24];&quot;.tif&quot;)" office:value-type="string" office:string-value="untitled000_00022.tif" calcext:value-type="string">
            <text:p>untitled000_00022.tif</text:p>
          </table:table-cell>
          <table:table-cell table:formula="of:=[.C23]+1" office:value-type="float" office:value="23" calcext:value-type="float">
            <text:p>2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CONCATENATE(&quot;untitled000_000&quot;;[.A25];&quot;.tif&quot;)" office:value-type="string" office:string-value="untitled000_00023.tif" calcext:value-type="string">
            <text:p>untitled000_00023.tif</text:p>
          </table:table-cell>
          <table:table-cell table:formula="of:=[.C24]+1" office:value-type="float" office:value="24" calcext:value-type="float">
            <text:p>2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CONCATENATE(&quot;untitled000_000&quot;;[.A26];&quot;.tif&quot;)" office:value-type="string" office:string-value="untitled000_00024.tif" calcext:value-type="string">
            <text:p>untitled000_00024.tif</text:p>
          </table:table-cell>
          <table:table-cell table:formula="of:=[.C25]+1" office:value-type="float" office:value="25" calcext:value-type="float">
            <text:p>2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CONCATENATE(&quot;untitled000_000&quot;;[.A27];&quot;.tif&quot;)" office:value-type="string" office:string-value="untitled000_00025.tif" calcext:value-type="string">
            <text:p>untitled000_00025.tif</text:p>
          </table:table-cell>
          <table:table-cell table:formula="of:=[.C26]+1" office:value-type="float" office:value="26" calcext:value-type="float">
            <text:p>2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CONCATENATE(&quot;untitled000_000&quot;;[.A28];&quot;.tif&quot;)" office:value-type="string" office:string-value="untitled000_00026.tif" calcext:value-type="string">
            <text:p>untitled000_00026.tif</text:p>
          </table:table-cell>
          <table:table-cell table:formula="of:=[.C27]+1" office:value-type="float" office:value="27" calcext:value-type="float">
            <text:p>2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CONCATENATE(&quot;untitled000_000&quot;;[.A29];&quot;.tif&quot;)" office:value-type="string" office:string-value="untitled000_00027.tif" calcext:value-type="string">
            <text:p>untitled000_00027.tif</text:p>
          </table:table-cell>
          <table:table-cell table:formula="of:=[.C28]+1" office:value-type="float" office:value="28" calcext:value-type="float">
            <text:p>2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CONCATENATE(&quot;untitled000_000&quot;;[.A30];&quot;.tif&quot;)" office:value-type="string" office:string-value="untitled000_00028.tif" calcext:value-type="string">
            <text:p>untitled000_00028.tif</text:p>
          </table:table-cell>
          <table:table-cell table:formula="of:=[.C29]+1" office:value-type="float" office:value="29" calcext:value-type="float">
            <text:p>2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CONCATENATE(&quot;untitled000_000&quot;;[.A31];&quot;.tif&quot;)" office:value-type="string" office:string-value="untitled000_00029.tif" calcext:value-type="string">
            <text:p>untitled000_00029.tif</text:p>
          </table:table-cell>
          <table:table-cell table:formula="of:=[.C30]+1" office:value-type="float" office:value="30" calcext:value-type="float">
            <text:p>3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CONCATENATE(&quot;untitled000_000&quot;;[.A32];&quot;.tif&quot;)" office:value-type="string" office:string-value="untitled000_00030.tif" calcext:value-type="string">
            <text:p>untitled000_00030.tif</text:p>
          </table:table-cell>
          <table:table-cell table:formula="of:=[.C31]+1" office:value-type="float" office:value="31" calcext:value-type="float">
            <text:p>3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CONCATENATE(&quot;untitled000_000&quot;;[.A33];&quot;.tif&quot;)" office:value-type="string" office:string-value="untitled000_00031.tif" calcext:value-type="string">
            <text:p>untitled000_00031.tif</text:p>
          </table:table-cell>
          <table:table-cell table:formula="of:=[.C32]+1" office:value-type="float" office:value="32" calcext:value-type="float">
            <text:p>3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CONCATENATE(&quot;untitled000_000&quot;;[.A34];&quot;.tif&quot;)" office:value-type="string" office:string-value="untitled000_00032.tif" calcext:value-type="string">
            <text:p>untitled000_00032.tif</text:p>
          </table:table-cell>
          <table:table-cell table:formula="of:=[.C33]+1" office:value-type="float" office:value="33" calcext:value-type="float">
            <text:p>3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CONCATENATE(&quot;untitled000_000&quot;;[.A35];&quot;.tif&quot;)" office:value-type="string" office:string-value="untitled000_00033.tif" calcext:value-type="string">
            <text:p>untitled000_00033.tif</text:p>
          </table:table-cell>
          <table:table-cell table:formula="of:=[.C34]+1" office:value-type="float" office:value="34" calcext:value-type="float">
            <text:p>3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CONCATENATE(&quot;untitled000_000&quot;;[.A36];&quot;.tif&quot;)" office:value-type="string" office:string-value="untitled000_00034.tif" calcext:value-type="string">
            <text:p>untitled000_00034.tif</text:p>
          </table:table-cell>
          <table:table-cell table:formula="of:=[.C35]+1" office:value-type="float" office:value="35" calcext:value-type="float">
            <text:p>3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CONCATENATE(&quot;untitled000_000&quot;;[.A37];&quot;.tif&quot;)" office:value-type="string" office:string-value="untitled000_00035.tif" calcext:value-type="string">
            <text:p>untitled000_00035.tif</text:p>
          </table:table-cell>
          <table:table-cell table:formula="of:=[.C36]+1" office:value-type="float" office:value="36" calcext:value-type="float">
            <text:p>3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CONCATENATE(&quot;untitled000_000&quot;;[.A38];&quot;.tif&quot;)" office:value-type="string" office:string-value="untitled000_00036.tif" calcext:value-type="string">
            <text:p>untitled000_00036.tif</text:p>
          </table:table-cell>
          <table:table-cell table:formula="of:=[.C37]+1" office:value-type="float" office:value="37" calcext:value-type="float">
            <text:p>3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CONCATENATE(&quot;untitled000_000&quot;;[.A39];&quot;.tif&quot;)" office:value-type="string" office:string-value="untitled000_00037.tif" calcext:value-type="string">
            <text:p>untitled000_00037.tif</text:p>
          </table:table-cell>
          <table:table-cell table:formula="of:=[.C38]+1" office:value-type="float" office:value="38" calcext:value-type="float">
            <text:p>3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CONCATENATE(&quot;untitled000_000&quot;;[.A40];&quot;.tif&quot;)" office:value-type="string" office:string-value="untitled000_00038.tif" calcext:value-type="string">
            <text:p>untitled000_00038.tif</text:p>
          </table:table-cell>
          <table:table-cell table:formula="of:=[.C39]+1" office:value-type="float" office:value="39" calcext:value-type="float">
            <text:p>3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CONCATENATE(&quot;untitled000_000&quot;;[.A41];&quot;.tif&quot;)" office:value-type="string" office:string-value="untitled000_00039.tif" calcext:value-type="string">
            <text:p>untitled000_00039.tif</text:p>
          </table:table-cell>
          <table:table-cell table:formula="of:=[.C40]+1" office:value-type="float" office:value="40" calcext:value-type="float">
            <text:p>4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CONCATENATE(&quot;untitled000_000&quot;;[.A42];&quot;.tif&quot;)" office:value-type="string" office:string-value="untitled000_00040.tif" calcext:value-type="string">
            <text:p>untitled000_00040.tif</text:p>
          </table:table-cell>
          <table:table-cell table:formula="of:=[.C41]+1" office:value-type="float" office:value="41" calcext:value-type="float">
            <text:p>4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CONCATENATE(&quot;untitled000_000&quot;;[.A43];&quot;.tif&quot;)" office:value-type="string" office:string-value="untitled000_00041.tif" calcext:value-type="string">
            <text:p>untitled000_00041.tif</text:p>
          </table:table-cell>
          <table:table-cell table:formula="of:=[.C42]+1" office:value-type="float" office:value="42" calcext:value-type="float">
            <text:p>4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CONCATENATE(&quot;untitled000_000&quot;;[.A44];&quot;.tif&quot;)" office:value-type="string" office:string-value="untitled000_00042.tif" calcext:value-type="string">
            <text:p>untitled000_00042.tif</text:p>
          </table:table-cell>
          <table:table-cell table:formula="of:=[.C43]+1" office:value-type="float" office:value="43" calcext:value-type="float">
            <text:p>4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CONCATENATE(&quot;untitled000_000&quot;;[.A45];&quot;.tif&quot;)" office:value-type="string" office:string-value="untitled000_00043.tif" calcext:value-type="string">
            <text:p>untitled000_00043.tif</text:p>
          </table:table-cell>
          <table:table-cell table:formula="of:=[.C44]+1" office:value-type="float" office:value="44" calcext:value-type="float">
            <text:p>4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CONCATENATE(&quot;untitled000_000&quot;;[.A46];&quot;.tif&quot;)" office:value-type="string" office:string-value="untitled000_00044.tif" calcext:value-type="string">
            <text:p>untitled000_00044.tif</text:p>
          </table:table-cell>
          <table:table-cell table:formula="of:=[.C45]+1" office:value-type="float" office:value="45" calcext:value-type="float">
            <text:p>4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CONCATENATE(&quot;untitled000_000&quot;;[.A47];&quot;.tif&quot;)" office:value-type="string" office:string-value="untitled000_00045.tif" calcext:value-type="string">
            <text:p>untitled000_00045.tif</text:p>
          </table:table-cell>
          <table:table-cell table:formula="of:=[.C46]+1" office:value-type="float" office:value="46" calcext:value-type="float">
            <text:p>4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CONCATENATE(&quot;untitled000_000&quot;;[.A48];&quot;.tif&quot;)" office:value-type="string" office:string-value="untitled000_00046.tif" calcext:value-type="string">
            <text:p>untitled000_00046.tif</text:p>
          </table:table-cell>
          <table:table-cell table:formula="of:=[.C47]+1" office:value-type="float" office:value="47" calcext:value-type="float">
            <text:p>4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CONCATENATE(&quot;untitled000_000&quot;;[.A49];&quot;.tif&quot;)" office:value-type="string" office:string-value="untitled000_00047.tif" calcext:value-type="string">
            <text:p>untitled000_00047.tif</text:p>
          </table:table-cell>
          <table:table-cell table:formula="of:=[.C48]+1" office:value-type="float" office:value="48" calcext:value-type="float">
            <text:p>4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CONCATENATE(&quot;untitled000_000&quot;;[.A50];&quot;.tif&quot;)" office:value-type="string" office:string-value="untitled000_00048.tif" calcext:value-type="string">
            <text:p>untitled000_00048.tif</text:p>
          </table:table-cell>
          <table:table-cell table:formula="of:=[.C49]+1" office:value-type="float" office:value="49" calcext:value-type="float">
            <text:p>4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CONCATENATE(&quot;untitled000_000&quot;;[.A51];&quot;.tif&quot;)" office:value-type="string" office:string-value="untitled000_00049.tif" calcext:value-type="string">
            <text:p>untitled000_00049.tif</text:p>
          </table:table-cell>
          <table:table-cell table:formula="of:=[.C50]+1" office:value-type="float" office:value="50" calcext:value-type="float">
            <text:p>5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CONCATENATE(&quot;untitled000_000&quot;;[.A52];&quot;.tif&quot;)" office:value-type="string" office:string-value="untitled000_00050.tif" calcext:value-type="string">
            <text:p>untitled000_00050.tif</text:p>
          </table:table-cell>
          <table:table-cell table:formula="of:=[.C51]+1" office:value-type="float" office:value="51" calcext:value-type="float">
            <text:p>5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CONCATENATE(&quot;untitled000_000&quot;;[.A53];&quot;.tif&quot;)" office:value-type="string" office:string-value="untitled000_00051.tif" calcext:value-type="string">
            <text:p>untitled000_00051.tif</text:p>
          </table:table-cell>
          <table:table-cell table:formula="of:=[.C52]+1" office:value-type="float" office:value="52" calcext:value-type="float">
            <text:p>5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CONCATENATE(&quot;untitled000_000&quot;;[.A54];&quot;.tif&quot;)" office:value-type="string" office:string-value="untitled000_00052.tif" calcext:value-type="string">
            <text:p>untitled000_00052.tif</text:p>
          </table:table-cell>
          <table:table-cell table:formula="of:=[.C53]+1" office:value-type="float" office:value="53" calcext:value-type="float">
            <text:p>5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CONCATENATE(&quot;untitled000_000&quot;;[.A55];&quot;.tif&quot;)" office:value-type="string" office:string-value="untitled000_00053.tif" calcext:value-type="string">
            <text:p>untitled000_00053.tif</text:p>
          </table:table-cell>
          <table:table-cell table:formula="of:=[.C54]+1" office:value-type="float" office:value="54" calcext:value-type="float">
            <text:p>5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CONCATENATE(&quot;untitled000_000&quot;;[.A56];&quot;.tif&quot;)" office:value-type="string" office:string-value="untitled000_00054.tif" calcext:value-type="string">
            <text:p>untitled000_00054.tif</text:p>
          </table:table-cell>
          <table:table-cell table:formula="of:=[.C55]+1" office:value-type="float" office:value="55" calcext:value-type="float">
            <text:p>5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CONCATENATE(&quot;untitled000_000&quot;;[.A57];&quot;.tif&quot;)" office:value-type="string" office:string-value="untitled000_00055.tif" calcext:value-type="string">
            <text:p>untitled000_00055.tif</text:p>
          </table:table-cell>
          <table:table-cell table:formula="of:=[.C56]+1" office:value-type="float" office:value="56" calcext:value-type="float">
            <text:p>5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CONCATENATE(&quot;untitled000_000&quot;;[.A58];&quot;.tif&quot;)" office:value-type="string" office:string-value="untitled000_00056.tif" calcext:value-type="string">
            <text:p>untitled000_00056.tif</text:p>
          </table:table-cell>
          <table:table-cell table:formula="of:=[.C57]+1" office:value-type="float" office:value="57" calcext:value-type="float">
            <text:p>5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CONCATENATE(&quot;untitled000_000&quot;;[.A59];&quot;.tif&quot;)" office:value-type="string" office:string-value="untitled000_00057.tif" calcext:value-type="string">
            <text:p>untitled000_00057.tif</text:p>
          </table:table-cell>
          <table:table-cell table:formula="of:=[.C58]+1" office:value-type="float" office:value="58" calcext:value-type="float">
            <text:p>5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CONCATENATE(&quot;untitled000_000&quot;;[.A60];&quot;.tif&quot;)" office:value-type="string" office:string-value="untitled000_00058.tif" calcext:value-type="string">
            <text:p>untitled000_00058.tif</text:p>
          </table:table-cell>
          <table:table-cell table:formula="of:=[.C59]+1" office:value-type="float" office:value="59" calcext:value-type="float">
            <text:p>5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CONCATENATE(&quot;untitled000_000&quot;;[.A61];&quot;.tif&quot;)" office:value-type="string" office:string-value="untitled000_00059.tif" calcext:value-type="string">
            <text:p>untitled000_00059.tif</text:p>
          </table:table-cell>
          <table:table-cell table:formula="of:=[.C60]+1" office:value-type="float" office:value="60" calcext:value-type="float">
            <text:p>6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CONCATENATE(&quot;untitled000_000&quot;;[.A62];&quot;.tif&quot;)" office:value-type="string" office:string-value="untitled000_00060.tif" calcext:value-type="string">
            <text:p>untitled000_00060.tif</text:p>
          </table:table-cell>
          <table:table-cell table:formula="of:=[.C61]+1" office:value-type="float" office:value="61" calcext:value-type="float">
            <text:p>6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CONCATENATE(&quot;untitled000_000&quot;;[.A63];&quot;.tif&quot;)" office:value-type="string" office:string-value="untitled000_00061.tif" calcext:value-type="string">
            <text:p>untitled000_00061.tif</text:p>
          </table:table-cell>
          <table:table-cell table:formula="of:=[.C62]+1" office:value-type="float" office:value="62" calcext:value-type="float">
            <text:p>6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CONCATENATE(&quot;untitled000_000&quot;;[.A64];&quot;.tif&quot;)" office:value-type="string" office:string-value="untitled000_00062.tif" calcext:value-type="string">
            <text:p>untitled000_00062.tif</text:p>
          </table:table-cell>
          <table:table-cell table:formula="of:=[.C63]+1" office:value-type="float" office:value="63" calcext:value-type="float">
            <text:p>6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CONCATENATE(&quot;untitled000_000&quot;;[.A65];&quot;.tif&quot;)" office:value-type="string" office:string-value="untitled000_00063.tif" calcext:value-type="string">
            <text:p>untitled000_00063.tif</text:p>
          </table:table-cell>
          <table:table-cell table:formula="of:=[.C64]+1" office:value-type="float" office:value="64" calcext:value-type="float">
            <text:p>6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CONCATENATE(&quot;untitled000_000&quot;;[.A66];&quot;.tif&quot;)" office:value-type="string" office:string-value="untitled000_00064.tif" calcext:value-type="string">
            <text:p>untitled000_00064.tif</text:p>
          </table:table-cell>
          <table:table-cell table:formula="of:=[.C65]+1" office:value-type="float" office:value="65" calcext:value-type="float">
            <text:p>6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CONCATENATE(&quot;untitled000_000&quot;;[.A67];&quot;.tif&quot;)" office:value-type="string" office:string-value="untitled000_00065.tif" calcext:value-type="string">
            <text:p>untitled000_00065.tif</text:p>
          </table:table-cell>
          <table:table-cell table:formula="of:=[.C66]+1" office:value-type="float" office:value="66" calcext:value-type="float">
            <text:p>6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CONCATENATE(&quot;untitled000_000&quot;;[.A68];&quot;.tif&quot;)" office:value-type="string" office:string-value="untitled000_00066.tif" calcext:value-type="string">
            <text:p>untitled000_00066.tif</text:p>
          </table:table-cell>
          <table:table-cell table:formula="of:=[.C67]+1" office:value-type="float" office:value="67" calcext:value-type="float">
            <text:p>6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CONCATENATE(&quot;untitled000_000&quot;;[.A69];&quot;.tif&quot;)" office:value-type="string" office:string-value="untitled000_00067.tif" calcext:value-type="string">
            <text:p>untitled000_00067.tif</text:p>
          </table:table-cell>
          <table:table-cell table:formula="of:=[.C68]+1" office:value-type="float" office:value="68" calcext:value-type="float">
            <text:p>68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CONCATENATE(&quot;untitled000_000&quot;;[.A70];&quot;.tif&quot;)" office:value-type="string" office:string-value="untitled000_00068.tif" calcext:value-type="string">
            <text:p>untitled000_00068.tif</text:p>
          </table:table-cell>
          <table:table-cell table:formula="of:=[.C69]+1" office:value-type="float" office:value="69" calcext:value-type="float">
            <text:p>69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CONCATENATE(&quot;untitled000_000&quot;;[.A71];&quot;.tif&quot;)" office:value-type="string" office:string-value="untitled000_00069.tif" calcext:value-type="string">
            <text:p>untitled000_00069.tif</text:p>
          </table:table-cell>
          <table:table-cell table:formula="of:=[.C70]+1" office:value-type="float" office:value="70" calcext:value-type="float">
            <text:p>70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CONCATENATE(&quot;untitled000_000&quot;;[.A72];&quot;.tif&quot;)" office:value-type="string" office:string-value="untitled000_00070.tif" calcext:value-type="string">
            <text:p>untitled000_00070.tif</text:p>
          </table:table-cell>
          <table:table-cell table:formula="of:=[.C71]+1" office:value-type="float" office:value="71" calcext:value-type="float">
            <text:p>71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CONCATENATE(&quot;untitled000_000&quot;;[.A73];&quot;.tif&quot;)" office:value-type="string" office:string-value="untitled000_00071.tif" calcext:value-type="string">
            <text:p>untitled000_00071.tif</text:p>
          </table:table-cell>
          <table:table-cell table:formula="of:=[.C72]+1" office:value-type="float" office:value="72" calcext:value-type="float">
            <text:p>7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CONCATENATE(&quot;untitled000_000&quot;;[.A74];&quot;.tif&quot;)" office:value-type="string" office:string-value="untitled000_00072.tif" calcext:value-type="string">
            <text:p>untitled000_00072.tif</text:p>
          </table:table-cell>
          <table:table-cell table:formula="of:=[.C73]+1" office:value-type="float" office:value="73" calcext:value-type="float">
            <text:p>7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CONCATENATE(&quot;untitled000_000&quot;;[.A75];&quot;.tif&quot;)" office:value-type="string" office:string-value="untitled000_00073.tif" calcext:value-type="string">
            <text:p>untitled000_00073.tif</text:p>
          </table:table-cell>
          <table:table-cell table:formula="of:=[.C74]+1" office:value-type="float" office:value="74" calcext:value-type="float">
            <text:p>7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CONCATENATE(&quot;untitled000_000&quot;;[.A76];&quot;.tif&quot;)" office:value-type="string" office:string-value="untitled000_00074.tif" calcext:value-type="string">
            <text:p>untitled000_00074.tif</text:p>
          </table:table-cell>
          <table:table-cell table:formula="of:=[.C75]+1" office:value-type="float" office:value="75" calcext:value-type="float">
            <text:p>7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CONCATENATE(&quot;untitled000_000&quot;;[.A77];&quot;.tif&quot;)" office:value-type="string" office:string-value="untitled000_00075.tif" calcext:value-type="string">
            <text:p>untitled000_00075.tif</text:p>
          </table:table-cell>
          <table:table-cell table:formula="of:=[.C76]+1" office:value-type="float" office:value="76" calcext:value-type="float">
            <text:p>7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CONCATENATE(&quot;untitled000_000&quot;;[.A78];&quot;.tif&quot;)" office:value-type="string" office:string-value="untitled000_00076.tif" calcext:value-type="string">
            <text:p>untitled000_00076.tif</text:p>
          </table:table-cell>
          <table:table-cell table:formula="of:=[.C77]+1" office:value-type="float" office:value="77" calcext:value-type="float">
            <text:p>7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CONCATENATE(&quot;untitled000_000&quot;;[.A79];&quot;.tif&quot;)" office:value-type="string" office:string-value="untitled000_00077.tif" calcext:value-type="string">
            <text:p>untitled000_00077.tif</text:p>
          </table:table-cell>
          <table:table-cell table:formula="of:=[.C78]+1" office:value-type="float" office:value="78" calcext:value-type="float">
            <text:p>7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CONCATENATE(&quot;untitled000_000&quot;;[.A80];&quot;.tif&quot;)" office:value-type="string" office:string-value="untitled000_00078.tif" calcext:value-type="string">
            <text:p>untitled000_00078.tif</text:p>
          </table:table-cell>
          <table:table-cell table:formula="of:=[.C79]+1" office:value-type="float" office:value="79" calcext:value-type="float">
            <text:p>7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CONCATENATE(&quot;untitled000_000&quot;;[.A81];&quot;.tif&quot;)" office:value-type="string" office:string-value="untitled000_00079.tif" calcext:value-type="string">
            <text:p>untitled000_00079.tif</text:p>
          </table:table-cell>
          <table:table-cell table:formula="of:=[.C80]+1" office:value-type="float" office:value="80" calcext:value-type="float">
            <text:p>8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CONCATENATE(&quot;untitled000_000&quot;;[.A82];&quot;.tif&quot;)" office:value-type="string" office:string-value="untitled000_00080.tif" calcext:value-type="string">
            <text:p>untitled000_00080.tif</text:p>
          </table:table-cell>
          <table:table-cell table:formula="of:=[.C81]+1" office:value-type="float" office:value="81" calcext:value-type="float">
            <text:p>8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CONCATENATE(&quot;untitled000_000&quot;;[.A83];&quot;.tif&quot;)" office:value-type="string" office:string-value="untitled000_00081.tif" calcext:value-type="string">
            <text:p>untitled000_00081.tif</text:p>
          </table:table-cell>
          <table:table-cell table:formula="of:=[.C82]+1" office:value-type="float" office:value="82" calcext:value-type="float">
            <text:p>8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CONCATENATE(&quot;untitled000_000&quot;;[.A84];&quot;.tif&quot;)" office:value-type="string" office:string-value="untitled000_00082.tif" calcext:value-type="string">
            <text:p>untitled000_00082.tif</text:p>
          </table:table-cell>
          <table:table-cell table:formula="of:=[.C83]+1" office:value-type="float" office:value="83" calcext:value-type="float">
            <text:p>8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CONCATENATE(&quot;untitled000_000&quot;;[.A85];&quot;.tif&quot;)" office:value-type="string" office:string-value="untitled000_00083.tif" calcext:value-type="string">
            <text:p>untitled000_00083.tif</text:p>
          </table:table-cell>
          <table:table-cell table:formula="of:=[.C84]+1" office:value-type="float" office:value="84" calcext:value-type="float">
            <text:p>8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CONCATENATE(&quot;untitled000_000&quot;;[.A86];&quot;.tif&quot;)" office:value-type="string" office:string-value="untitled000_00084.tif" calcext:value-type="string">
            <text:p>untitled000_00084.tif</text:p>
          </table:table-cell>
          <table:table-cell table:formula="of:=[.C85]+1" office:value-type="float" office:value="85" calcext:value-type="float">
            <text:p>8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CONCATENATE(&quot;untitled000_000&quot;;[.A87];&quot;.tif&quot;)" office:value-type="string" office:string-value="untitled000_00085.tif" calcext:value-type="string">
            <text:p>untitled000_00085.tif</text:p>
          </table:table-cell>
          <table:table-cell table:formula="of:=[.C86]+1" office:value-type="float" office:value="86" calcext:value-type="float">
            <text:p>8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CONCATENATE(&quot;untitled000_000&quot;;[.A88];&quot;.tif&quot;)" office:value-type="string" office:string-value="untitled000_00086.tif" calcext:value-type="string">
            <text:p>untitled000_00086.tif</text:p>
          </table:table-cell>
          <table:table-cell table:formula="of:=[.C87]+1" office:value-type="float" office:value="87" calcext:value-type="float">
            <text:p>8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CONCATENATE(&quot;untitled000_000&quot;;[.A89];&quot;.tif&quot;)" office:value-type="string" office:string-value="untitled000_00087.tif" calcext:value-type="string">
            <text:p>untitled000_00087.tif</text:p>
          </table:table-cell>
          <table:table-cell table:formula="of:=[.C88]+1" office:value-type="float" office:value="88" calcext:value-type="float">
            <text:p>8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CONCATENATE(&quot;untitled000_000&quot;;[.A90];&quot;.tif&quot;)" office:value-type="string" office:string-value="untitled000_00088.tif" calcext:value-type="string">
            <text:p>untitled000_00088.tif</text:p>
          </table:table-cell>
          <table:table-cell table:formula="of:=[.C89]+1" office:value-type="float" office:value="89" calcext:value-type="float">
            <text:p>89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CONCATENATE(&quot;untitled000_000&quot;;[.A91];&quot;.tif&quot;)" office:value-type="string" office:string-value="untitled000_00089.tif" calcext:value-type="string">
            <text:p>untitled000_00089.tif</text:p>
          </table:table-cell>
          <table:table-cell table:formula="of:=[.C90]+1" office:value-type="float" office:value="90" calcext:value-type="float">
            <text:p>90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CONCATENATE(&quot;untitled000_000&quot;;[.A92];&quot;.tif&quot;)" office:value-type="string" office:string-value="untitled000_00090.tif" calcext:value-type="string">
            <text:p>untitled000_00090.tif</text:p>
          </table:table-cell>
          <table:table-cell table:formula="of:=[.C91]+1" office:value-type="float" office:value="91" calcext:value-type="float">
            <text:p>91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CONCATENATE(&quot;untitled000_000&quot;;[.A93];&quot;.tif&quot;)" office:value-type="string" office:string-value="untitled000_00091.tif" calcext:value-type="string">
            <text:p>untitled000_00091.tif</text:p>
          </table:table-cell>
          <table:table-cell table:formula="of:=[.C92]+1" office:value-type="float" office:value="92" calcext:value-type="float">
            <text:p>92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CONCATENATE(&quot;untitled000_000&quot;;[.A94];&quot;.tif&quot;)" office:value-type="string" office:string-value="untitled000_00092.tif" calcext:value-type="string">
            <text:p>untitled000_00092.tif</text:p>
          </table:table-cell>
          <table:table-cell table:formula="of:=[.C93]+1" office:value-type="float" office:value="93" calcext:value-type="float">
            <text:p>93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CONCATENATE(&quot;untitled000_000&quot;;[.A95];&quot;.tif&quot;)" office:value-type="string" office:string-value="untitled000_00093.tif" calcext:value-type="string">
            <text:p>untitled000_00093.tif</text:p>
          </table:table-cell>
          <table:table-cell table:formula="of:=[.C94]+1" office:value-type="float" office:value="94" calcext:value-type="float">
            <text:p>94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CONCATENATE(&quot;untitled000_000&quot;;[.A96];&quot;.tif&quot;)" office:value-type="string" office:string-value="untitled000_00094.tif" calcext:value-type="string">
            <text:p>untitled000_00094.tif</text:p>
          </table:table-cell>
          <table:table-cell table:formula="of:=[.C95]+1" office:value-type="float" office:value="95" calcext:value-type="float">
            <text:p>95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CONCATENATE(&quot;untitled000_000&quot;;[.A97];&quot;.tif&quot;)" office:value-type="string" office:string-value="untitled000_00095.tif" calcext:value-type="string">
            <text:p>untitled000_00095.tif</text:p>
          </table:table-cell>
          <table:table-cell table:formula="of:=[.C96]+1" office:value-type="float" office:value="96" calcext:value-type="float">
            <text:p>96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CONCATENATE(&quot;untitled000_000&quot;;[.A98];&quot;.tif&quot;)" office:value-type="string" office:string-value="untitled000_00096.tif" calcext:value-type="string">
            <text:p>untitled000_00096.tif</text:p>
          </table:table-cell>
          <table:table-cell table:formula="of:=[.C97]+1" office:value-type="float" office:value="97" calcext:value-type="float">
            <text:p>97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CONCATENATE(&quot;untitled000_000&quot;;[.A99];&quot;.tif&quot;)" office:value-type="string" office:string-value="untitled000_00097.tif" calcext:value-type="string">
            <text:p>untitled000_00097.tif</text:p>
          </table:table-cell>
          <table:table-cell table:formula="of:=[.C98]+1" office:value-type="float" office:value="98" calcext:value-type="float">
            <text:p>98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CONCATENATE(&quot;untitled000_000&quot;;[.A100];&quot;.tif&quot;)" office:value-type="string" office:string-value="untitled000_00098.tif" calcext:value-type="string">
            <text:p>untitled000_00098.tif</text:p>
          </table:table-cell>
          <table:table-cell table:formula="of:=[.C99]+1" office:value-type="float" office:value="99" calcext:value-type="float">
            <text:p>99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CONCATENATE(&quot;untitled000_000&quot;;[.A101];&quot;.tif&quot;)" office:value-type="string" office:string-value="untitled000_00099.tif" calcext:value-type="string">
            <text:p>untitled000_00099.tif</text:p>
          </table:table-cell>
          <table:table-cell table:formula="of:=[.C100]+1" office:value-type="float" office:value="100" calcext:value-type="float">
            <text:p>100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CONCATENATE(&quot;untitled000_000&quot;;[.A102];&quot;.tif&quot;)" office:value-type="string" office:string-value="untitled000_000100.tif" calcext:value-type="string">
            <text:p>untitled000_000100.tif</text:p>
          </table:table-cell>
          <table:table-cell table:formula="of:=[.C101]+1" office:value-type="float" office:value="101" calcext:value-type="float">
            <text:p>10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CONCATENATE(&quot;untitled000_000&quot;;[.A103];&quot;.tif&quot;)" office:value-type="string" office:string-value="untitled000_000101.tif" calcext:value-type="string">
            <text:p>untitled000_000101.tif</text:p>
          </table:table-cell>
          <table:table-cell table:formula="of:=[.C102]+1" office:value-type="float" office:value="102" calcext:value-type="float">
            <text:p>10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CONCATENATE(&quot;untitled000_000&quot;;[.A104];&quot;.tif&quot;)" office:value-type="string" office:string-value="untitled000_000102.tif" calcext:value-type="string">
            <text:p>untitled000_000102.tif</text:p>
          </table:table-cell>
          <table:table-cell table:formula="of:=[.C103]+1" office:value-type="float" office:value="103" calcext:value-type="float">
            <text:p>10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CONCATENATE(&quot;untitled000_000&quot;;[.A105];&quot;.tif&quot;)" office:value-type="string" office:string-value="untitled000_000103.tif" calcext:value-type="string">
            <text:p>untitled000_000103.tif</text:p>
          </table:table-cell>
          <table:table-cell table:formula="of:=[.C104]+1" office:value-type="float" office:value="104" calcext:value-type="float">
            <text:p>10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CONCATENATE(&quot;untitled000_000&quot;;[.A106];&quot;.tif&quot;)" office:value-type="string" office:string-value="untitled000_000104.tif" calcext:value-type="string">
            <text:p>untitled000_000104.tif</text:p>
          </table:table-cell>
          <table:table-cell table:formula="of:=[.C105]+1" office:value-type="float" office:value="105" calcext:value-type="float">
            <text:p>10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CONCATENATE(&quot;untitled000_000&quot;;[.A107];&quot;.tif&quot;)" office:value-type="string" office:string-value="untitled000_000105.tif" calcext:value-type="string">
            <text:p>untitled000_000105.tif</text:p>
          </table:table-cell>
          <table:table-cell table:formula="of:=[.C106]+1" office:value-type="float" office:value="106" calcext:value-type="float">
            <text:p>10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CONCATENATE(&quot;untitled000_000&quot;;[.A108];&quot;.tif&quot;)" office:value-type="string" office:string-value="untitled000_000106.tif" calcext:value-type="string">
            <text:p>untitled000_000106.tif</text:p>
          </table:table-cell>
          <table:table-cell table:formula="of:=[.C107]+1" office:value-type="float" office:value="107" calcext:value-type="float">
            <text:p>10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CONCATENATE(&quot;untitled000_000&quot;;[.A109];&quot;.tif&quot;)" office:value-type="string" office:string-value="untitled000_000107.tif" calcext:value-type="string">
            <text:p>untitled000_000107.tif</text:p>
          </table:table-cell>
          <table:table-cell table:formula="of:=[.C108]+1" office:value-type="float" office:value="108" calcext:value-type="float">
            <text:p>10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CONCATENATE(&quot;untitled000_000&quot;;[.A110];&quot;.tif&quot;)" office:value-type="string" office:string-value="untitled000_000108.tif" calcext:value-type="string">
            <text:p>untitled000_000108.tif</text:p>
          </table:table-cell>
          <table:table-cell table:formula="of:=[.C109]+1" office:value-type="float" office:value="109" calcext:value-type="float">
            <text:p>10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CONCATENATE(&quot;untitled000_000&quot;;[.A111];&quot;.tif&quot;)" office:value-type="string" office:string-value="untitled000_000109.tif" calcext:value-type="string">
            <text:p>untitled000_000109.tif</text:p>
          </table:table-cell>
          <table:table-cell table:formula="of:=[.C110]+1" office:value-type="float" office:value="110" calcext:value-type="float">
            <text:p>11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CONCATENATE(&quot;untitled000_000&quot;;[.A112];&quot;.tif&quot;)" office:value-type="string" office:string-value="untitled000_000110.tif" calcext:value-type="string">
            <text:p>untitled000_000110.tif</text:p>
          </table:table-cell>
          <table:table-cell table:formula="of:=[.C111]+1" office:value-type="float" office:value="111" calcext:value-type="float">
            <text:p>11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CONCATENATE(&quot;untitled000_000&quot;;[.A113];&quot;.tif&quot;)" office:value-type="string" office:string-value="untitled000_000111.tif" calcext:value-type="string">
            <text:p>untitled000_000111.tif</text:p>
          </table:table-cell>
          <table:table-cell table:formula="of:=[.C112]+1" office:value-type="float" office:value="112" calcext:value-type="float">
            <text:p>11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CONCATENATE(&quot;untitled000_000&quot;;[.A114];&quot;.tif&quot;)" office:value-type="string" office:string-value="untitled000_000112.tif" calcext:value-type="string">
            <text:p>untitled000_000112.tif</text:p>
          </table:table-cell>
          <table:table-cell table:formula="of:=[.C113]+1" office:value-type="float" office:value="113" calcext:value-type="float">
            <text:p>113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CONCATENATE(&quot;untitled000_000&quot;;[.A115];&quot;.tif&quot;)" office:value-type="string" office:string-value="untitled000_000113.tif" calcext:value-type="string">
            <text:p>untitled000_000113.tif</text:p>
          </table:table-cell>
          <table:table-cell table:formula="of:=[.C114]+1" office:value-type="float" office:value="114" calcext:value-type="float">
            <text:p>114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CONCATENATE(&quot;untitled000_000&quot;;[.A116];&quot;.tif&quot;)" office:value-type="string" office:string-value="untitled000_000114.tif" calcext:value-type="string">
            <text:p>untitled000_000114.tif</text:p>
          </table:table-cell>
          <table:table-cell table:formula="of:=[.C115]+1" office:value-type="float" office:value="115" calcext:value-type="float">
            <text:p>115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CONCATENATE(&quot;untitled000_000&quot;;[.A117];&quot;.tif&quot;)" office:value-type="string" office:string-value="untitled000_000115.tif" calcext:value-type="string">
            <text:p>untitled000_000115.tif</text:p>
          </table:table-cell>
          <table:table-cell table:formula="of:=[.C116]+1" office:value-type="float" office:value="116" calcext:value-type="float">
            <text:p>116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CONCATENATE(&quot;untitled000_000&quot;;[.A118];&quot;.tif&quot;)" office:value-type="string" office:string-value="untitled000_000116.tif" calcext:value-type="string">
            <text:p>untitled000_000116.tif</text:p>
          </table:table-cell>
          <table:table-cell table:formula="of:=[.C117]+1" office:value-type="float" office:value="117" calcext:value-type="float">
            <text:p>117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CONCATENATE(&quot;untitled000_000&quot;;[.A119];&quot;.tif&quot;)" office:value-type="string" office:string-value="untitled000_000117.tif" calcext:value-type="string">
            <text:p>untitled000_000117.tif</text:p>
          </table:table-cell>
          <table:table-cell table:formula="of:=[.C118]+1" office:value-type="float" office:value="118" calcext:value-type="float">
            <text:p>118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CONCATENATE(&quot;untitled000_000&quot;;[.A120];&quot;.tif&quot;)" office:value-type="string" office:string-value="untitled000_000118.tif" calcext:value-type="string">
            <text:p>untitled000_000118.tif</text:p>
          </table:table-cell>
          <table:table-cell table:formula="of:=[.C119]+1" office:value-type="float" office:value="119" calcext:value-type="float">
            <text:p>11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CONCATENATE(&quot;untitled000_000&quot;;[.A121];&quot;.tif&quot;)" office:value-type="string" office:string-value="untitled000_000119.tif" calcext:value-type="string">
            <text:p>untitled000_000119.tif</text:p>
          </table:table-cell>
          <table:table-cell table:formula="of:=[.C120]+1" office:value-type="float" office:value="120" calcext:value-type="float">
            <text:p>12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CONCATENATE(&quot;untitled000_000&quot;;[.A122];&quot;.tif&quot;)" office:value-type="string" office:string-value="untitled000_000120.tif" calcext:value-type="string">
            <text:p>untitled000_000120.tif</text:p>
          </table:table-cell>
          <table:table-cell table:formula="of:=[.C121]+1" office:value-type="float" office:value="121" calcext:value-type="float">
            <text:p>12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CONCATENATE(&quot;untitled000_000&quot;;[.A123];&quot;.tif&quot;)" office:value-type="string" office:string-value="untitled000_000121.tif" calcext:value-type="string">
            <text:p>untitled000_000121.tif</text:p>
          </table:table-cell>
          <table:table-cell table:formula="of:=[.C122]+1" office:value-type="float" office:value="122" calcext:value-type="float">
            <text:p>12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CONCATENATE(&quot;untitled000_000&quot;;[.A124];&quot;.tif&quot;)" office:value-type="string" office:string-value="untitled000_000122.tif" calcext:value-type="string">
            <text:p>untitled000_000122.tif</text:p>
          </table:table-cell>
          <table:table-cell table:formula="of:=[.C123]+1" office:value-type="float" office:value="123" calcext:value-type="float">
            <text:p>12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CONCATENATE(&quot;untitled000_000&quot;;[.A125];&quot;.tif&quot;)" office:value-type="string" office:string-value="untitled000_000123.tif" calcext:value-type="string">
            <text:p>untitled000_000123.tif</text:p>
          </table:table-cell>
          <table:table-cell table:formula="of:=[.C124]+1" office:value-type="float" office:value="124" calcext:value-type="float">
            <text:p>12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CONCATENATE(&quot;untitled000_000&quot;;[.A126];&quot;.tif&quot;)" office:value-type="string" office:string-value="untitled000_000124.tif" calcext:value-type="string">
            <text:p>untitled000_000124.tif</text:p>
          </table:table-cell>
          <table:table-cell table:formula="of:=[.C125]+1" office:value-type="float" office:value="125" calcext:value-type="float">
            <text:p>12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CONCATENATE(&quot;untitled000_000&quot;;[.A127];&quot;.tif&quot;)" office:value-type="string" office:string-value="untitled000_000125.tif" calcext:value-type="string">
            <text:p>untitled000_000125.tif</text:p>
          </table:table-cell>
          <table:table-cell table:formula="of:=[.C126]+1" office:value-type="float" office:value="126" calcext:value-type="float">
            <text:p>12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CONCATENATE(&quot;untitled000_000&quot;;[.A128];&quot;.tif&quot;)" office:value-type="string" office:string-value="untitled000_000126.tif" calcext:value-type="string">
            <text:p>untitled000_000126.tif</text:p>
          </table:table-cell>
          <table:table-cell table:formula="of:=[.C127]+1" office:value-type="float" office:value="127" calcext:value-type="float">
            <text:p>12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CONCATENATE(&quot;untitled000_000&quot;;[.A129];&quot;.tif&quot;)" office:value-type="string" office:string-value="untitled000_000127.tif" calcext:value-type="string">
            <text:p>untitled000_000127.tif</text:p>
          </table:table-cell>
          <table:table-cell table:formula="of:=[.C128]+1" office:value-type="float" office:value="128" calcext:value-type="float">
            <text:p>12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CONCATENATE(&quot;untitled000_000&quot;;[.A130];&quot;.tif&quot;)" office:value-type="string" office:string-value="untitled000_000128.tif" calcext:value-type="string">
            <text:p>untitled000_000128.tif</text:p>
          </table:table-cell>
          <table:table-cell table:formula="of:=[.C129]+1" office:value-type="float" office:value="129" calcext:value-type="float">
            <text:p>12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CONCATENATE(&quot;untitled000_000&quot;;[.A131];&quot;.tif&quot;)" office:value-type="string" office:string-value="untitled000_000129.tif" calcext:value-type="string">
            <text:p>untitled000_000129.tif</text:p>
          </table:table-cell>
          <table:table-cell table:formula="of:=[.C130]+1" office:value-type="float" office:value="130" calcext:value-type="float">
            <text:p>13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CONCATENATE(&quot;untitled000_000&quot;;[.A132];&quot;.tif&quot;)" office:value-type="string" office:string-value="untitled000_000130.tif" calcext:value-type="string">
            <text:p>untitled000_000130.tif</text:p>
          </table:table-cell>
          <table:table-cell table:formula="of:=[.C131]+1" office:value-type="float" office:value="131" calcext:value-type="float">
            <text:p>13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CONCATENATE(&quot;untitled000_000&quot;;[.A133];&quot;.tif&quot;)" office:value-type="string" office:string-value="untitled000_000131.tif" calcext:value-type="string">
            <text:p>untitled000_000131.tif</text:p>
          </table:table-cell>
          <table:table-cell table:formula="of:=[.C132]+1" office:value-type="float" office:value="132" calcext:value-type="float">
            <text:p>13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CONCATENATE(&quot;untitled000_000&quot;;[.A134];&quot;.tif&quot;)" office:value-type="string" office:string-value="untitled000_000132.tif" calcext:value-type="string">
            <text:p>untitled000_000132.tif</text:p>
          </table:table-cell>
          <table:table-cell table:formula="of:=[.C133]+1" office:value-type="float" office:value="133" calcext:value-type="float">
            <text:p>13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CONCATENATE(&quot;untitled000_000&quot;;[.A135];&quot;.tif&quot;)" office:value-type="string" office:string-value="untitled000_000133.tif" calcext:value-type="string">
            <text:p>untitled000_000133.tif</text:p>
          </table:table-cell>
          <table:table-cell table:formula="of:=[.C134]+1" office:value-type="float" office:value="134" calcext:value-type="float">
            <text:p>13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CONCATENATE(&quot;untitled000_000&quot;;[.A136];&quot;.tif&quot;)" office:value-type="string" office:string-value="untitled000_000134.tif" calcext:value-type="string">
            <text:p>untitled000_000134.tif</text:p>
          </table:table-cell>
          <table:table-cell table:formula="of:=[.C135]+1" office:value-type="float" office:value="135" calcext:value-type="float">
            <text:p>135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CONCATENATE(&quot;untitled000_000&quot;;[.A137];&quot;.tif&quot;)" office:value-type="string" office:string-value="untitled000_000135.tif" calcext:value-type="string">
            <text:p>untitled000_000135.tif</text:p>
          </table:table-cell>
          <table:table-cell table:formula="of:=[.C136]+1" office:value-type="float" office:value="136" calcext:value-type="float">
            <text:p>13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CONCATENATE(&quot;untitled000_000&quot;;[.A138];&quot;.tif&quot;)" office:value-type="string" office:string-value="untitled000_000136.tif" calcext:value-type="string">
            <text:p>untitled000_000136.tif</text:p>
          </table:table-cell>
          <table:table-cell table:formula="of:=[.C137]+1" office:value-type="float" office:value="137" calcext:value-type="float">
            <text:p>13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CONCATENATE(&quot;untitled000_000&quot;;[.A139];&quot;.tif&quot;)" office:value-type="string" office:string-value="untitled000_000137.tif" calcext:value-type="string">
            <text:p>untitled000_000137.tif</text:p>
          </table:table-cell>
          <table:table-cell table:formula="of:=[.C138]+1" office:value-type="float" office:value="138" calcext:value-type="float">
            <text:p>138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CONCATENATE(&quot;untitled000_000&quot;;[.A140];&quot;.tif&quot;)" office:value-type="string" office:string-value="untitled000_000138.tif" calcext:value-type="string">
            <text:p>untitled000_000138.tif</text:p>
          </table:table-cell>
          <table:table-cell table:formula="of:=[.C139]+1" office:value-type="float" office:value="139" calcext:value-type="float">
            <text:p>139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CONCATENATE(&quot;untitled000_000&quot;;[.A141];&quot;.tif&quot;)" office:value-type="string" office:string-value="untitled000_000139.tif" calcext:value-type="string">
            <text:p>untitled000_000139.tif</text:p>
          </table:table-cell>
          <table:table-cell table:formula="of:=[.C140]+1" office:value-type="float" office:value="140" calcext:value-type="float">
            <text:p>140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CONCATENATE(&quot;untitled000_000&quot;;[.A142];&quot;.tif&quot;)" office:value-type="string" office:string-value="untitled000_000140.tif" calcext:value-type="string">
            <text:p>untitled000_000140.tif</text:p>
          </table:table-cell>
          <table:table-cell table:formula="of:=[.C141]+1" office:value-type="float" office:value="141" calcext:value-type="float">
            <text:p>141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CONCATENATE(&quot;untitled000_000&quot;;[.A143];&quot;.tif&quot;)" office:value-type="string" office:string-value="untitled000_000141.tif" calcext:value-type="string">
            <text:p>untitled000_000141.tif</text:p>
          </table:table-cell>
          <table:table-cell table:formula="of:=[.C142]+1" office:value-type="float" office:value="142" calcext:value-type="float">
            <text:p>142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CONCATENATE(&quot;untitled000_000&quot;;[.A144];&quot;.tif&quot;)" office:value-type="string" office:string-value="untitled000_000142.tif" calcext:value-type="string">
            <text:p>untitled000_000142.tif</text:p>
          </table:table-cell>
          <table:table-cell table:formula="of:=[.C143]+1" office:value-type="float" office:value="143" calcext:value-type="float">
            <text:p>143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CONCATENATE(&quot;untitled000_000&quot;;[.A145];&quot;.tif&quot;)" office:value-type="string" office:string-value="untitled000_000143.tif" calcext:value-type="string">
            <text:p>untitled000_000143.tif</text:p>
          </table:table-cell>
          <table:table-cell table:formula="of:=[.C144]+1" office:value-type="float" office:value="144" calcext:value-type="float">
            <text:p>144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CONCATENATE(&quot;untitled000_000&quot;;[.A146];&quot;.tif&quot;)" office:value-type="string" office:string-value="untitled000_000144.tif" calcext:value-type="string">
            <text:p>untitled000_000144.tif</text:p>
          </table:table-cell>
          <table:table-cell table:formula="of:=[.C145]+1" office:value-type="float" office:value="145" calcext:value-type="float">
            <text:p>145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CONCATENATE(&quot;untitled000_000&quot;;[.A147];&quot;.tif&quot;)" office:value-type="string" office:string-value="untitled000_000145.tif" calcext:value-type="string">
            <text:p>untitled000_000145.tif</text:p>
          </table:table-cell>
          <table:table-cell table:formula="of:=[.C146]+1" office:value-type="float" office:value="146" calcext:value-type="float">
            <text:p>14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CONCATENATE(&quot;untitled000_000&quot;;[.A148];&quot;.tif&quot;)" office:value-type="string" office:string-value="untitled000_000146.tif" calcext:value-type="string">
            <text:p>untitled000_000146.tif</text:p>
          </table:table-cell>
          <table:table-cell table:formula="of:=[.C147]+1" office:value-type="float" office:value="147" calcext:value-type="float">
            <text:p>14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CONCATENATE(&quot;untitled000_000&quot;;[.A149];&quot;.tif&quot;)" office:value-type="string" office:string-value="untitled000_000147.tif" calcext:value-type="string">
            <text:p>untitled000_000147.tif</text:p>
          </table:table-cell>
          <table:table-cell table:formula="of:=[.C148]+1" office:value-type="float" office:value="148" calcext:value-type="float">
            <text:p>14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CONCATENATE(&quot;untitled000_000&quot;;[.A150];&quot;.tif&quot;)" office:value-type="string" office:string-value="untitled000_000148.tif" calcext:value-type="string">
            <text:p>untitled000_000148.tif</text:p>
          </table:table-cell>
          <table:table-cell table:formula="of:=[.C149]+1" office:value-type="float" office:value="149" calcext:value-type="float">
            <text:p>14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CONCATENATE(&quot;untitled000_000&quot;;[.A151];&quot;.tif&quot;)" office:value-type="string" office:string-value="untitled000_000149.tif" calcext:value-type="string">
            <text:p>untitled000_000149.tif</text:p>
          </table:table-cell>
          <table:table-cell table:formula="of:=[.C150]+1" office:value-type="float" office:value="150" calcext:value-type="float">
            <text:p>15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CONCATENATE(&quot;untitled000_000&quot;;[.A152];&quot;.tif&quot;)" office:value-type="string" office:string-value="untitled000_000150.tif" calcext:value-type="string">
            <text:p>untitled000_000150.tif</text:p>
          </table:table-cell>
          <table:table-cell table:formula="of:=[.C151]+1" office:value-type="float" office:value="151" calcext:value-type="float">
            <text:p>151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formula="of:=CONCATENATE(&quot;untitled000_000&quot;;[.A153];&quot;.tif&quot;)" office:value-type="string" office:string-value="untitled000_000151.tif" calcext:value-type="string">
            <text:p>untitled000_000151.tif</text:p>
          </table:table-cell>
          <table:table-cell table:formula="of:=[.C152]+1" office:value-type="float" office:value="152" calcext:value-type="float">
            <text:p>152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formula="of:=CONCATENATE(&quot;untitled000_000&quot;;[.A154];&quot;.tif&quot;)" office:value-type="string" office:string-value="untitled000_000152.tif" calcext:value-type="string">
            <text:p>untitled000_000152.tif</text:p>
          </table:table-cell>
          <table:table-cell table:formula="of:=[.C153]+1" office:value-type="float" office:value="153" calcext:value-type="float">
            <text:p>153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formula="of:=CONCATENATE(&quot;untitled000_000&quot;;[.A155];&quot;.tif&quot;)" office:value-type="string" office:string-value="untitled000_000153.tif" calcext:value-type="string">
            <text:p>untitled000_000153.tif</text:p>
          </table:table-cell>
          <table:table-cell table:formula="of:=[.C154]+1" office:value-type="float" office:value="154" calcext:value-type="float">
            <text:p>154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formula="of:=CONCATENATE(&quot;untitled000_000&quot;;[.A156];&quot;.tif&quot;)" office:value-type="string" office:string-value="untitled000_000154.tif" calcext:value-type="string">
            <text:p>untitled000_000154.tif</text:p>
          </table:table-cell>
          <table:table-cell table:formula="of:=[.C155]+1" office:value-type="float" office:value="155" calcext:value-type="float">
            <text:p>155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formula="of:=CONCATENATE(&quot;untitled000_000&quot;;[.A157];&quot;.tif&quot;)" office:value-type="string" office:string-value="untitled000_000155.tif" calcext:value-type="string">
            <text:p>untitled000_000155.tif</text:p>
          </table:table-cell>
          <table:table-cell table:formula="of:=[.C156]+1" office:value-type="float" office:value="156" calcext:value-type="float">
            <text:p>156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formula="of:=CONCATENATE(&quot;untitled000_000&quot;;[.A158];&quot;.tif&quot;)" office:value-type="string" office:string-value="untitled000_000156.tif" calcext:value-type="string">
            <text:p>untitled000_000156.tif</text:p>
          </table:table-cell>
          <table:table-cell table:formula="of:=[.C157]+1" office:value-type="float" office:value="157" calcext:value-type="float">
            <text:p>157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formula="of:=CONCATENATE(&quot;untitled000_000&quot;;[.A159];&quot;.tif&quot;)" office:value-type="string" office:string-value="untitled000_000157.tif" calcext:value-type="string">
            <text:p>untitled000_000157.tif</text:p>
          </table:table-cell>
          <table:table-cell table:formula="of:=[.C158]+1" office:value-type="float" office:value="158" calcext:value-type="float">
            <text:p>158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formula="of:=CONCATENATE(&quot;untitled000_000&quot;;[.A160];&quot;.tif&quot;)" office:value-type="string" office:string-value="untitled000_000158.tif" calcext:value-type="string">
            <text:p>untitled000_000158.tif</text:p>
          </table:table-cell>
          <table:table-cell table:formula="of:=[.C159]+1" office:value-type="float" office:value="159" calcext:value-type="float">
            <text:p>159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formula="of:=CONCATENATE(&quot;untitled000_000&quot;;[.A161];&quot;.tif&quot;)" office:value-type="string" office:string-value="untitled000_000159.tif" calcext:value-type="string">
            <text:p>untitled000_000159.tif</text:p>
          </table:table-cell>
          <table:table-cell table:formula="of:=[.C160]+1" office:value-type="float" office:value="160" calcext:value-type="float">
            <text:p>160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61]+1" office:value-type="float" office:value="160" calcext:value-type="float">
            <text:p>160</text:p>
          </table:table-cell>
          <table:table-cell table:formula="of:=CONCATENATE(&quot;untitled000_000&quot;;[.A162];&quot;.tif&quot;)" office:value-type="string" office:string-value="untitled000_000160.tif" calcext:value-type="string">
            <text:p>untitled000_000160.tif</text:p>
          </table:table-cell>
          <table:table-cell table:formula="of:=[.C161]+1" office:value-type="float" office:value="161" calcext:value-type="float">
            <text:p>161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62]+1" office:value-type="float" office:value="161" calcext:value-type="float">
            <text:p>161</text:p>
          </table:table-cell>
          <table:table-cell table:formula="of:=CONCATENATE(&quot;untitled000_000&quot;;[.A163];&quot;.tif&quot;)" office:value-type="string" office:string-value="untitled000_000161.tif" calcext:value-type="string">
            <text:p>untitled000_000161.tif</text:p>
          </table:table-cell>
          <table:table-cell table:formula="of:=[.C162]+1" office:value-type="float" office:value="162" calcext:value-type="float">
            <text:p>162</text:p>
          </table:table-cell>
          <table:table-cell office:value-type="string" calcext:value-type="string">
            <text:p>alpha</text:p>
          </table:table-cell>
          <table:table-cell table:number-columns-repeated="252"/>
        </table:table-row>
        <table:table-row table:style-name="ro2">
          <table:table-cell table:formula="of:=[.A163]+1" office:value-type="float" office:value="162" calcext:value-type="float">
            <text:p>162</text:p>
          </table:table-cell>
          <table:table-cell table:formula="of:=CONCATENATE(&quot;untitled000_000&quot;;[.A164];&quot;.tif&quot;)" office:value-type="string" office:string-value="untitled000_000162.tif" calcext:value-type="string">
            <text:p>untitled000_000162.tif</text:p>
          </table:table-cell>
          <table:table-cell table:formula="of:=[.C163]+1" office:value-type="float" office:value="163" calcext:value-type="float">
            <text:p>16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4]+1" office:value-type="float" office:value="163" calcext:value-type="float">
            <text:p>163</text:p>
          </table:table-cell>
          <table:table-cell table:formula="of:=CONCATENATE(&quot;untitled000_000&quot;;[.A165];&quot;.tif&quot;)" office:value-type="string" office:string-value="untitled000_000163.tif" calcext:value-type="string">
            <text:p>untitled000_000163.tif</text:p>
          </table:table-cell>
          <table:table-cell table:formula="of:=[.C164]+1" office:value-type="float" office:value="164" calcext:value-type="float">
            <text:p>16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5]+1" office:value-type="float" office:value="164" calcext:value-type="float">
            <text:p>164</text:p>
          </table:table-cell>
          <table:table-cell table:formula="of:=CONCATENATE(&quot;untitled000_000&quot;;[.A166];&quot;.tif&quot;)" office:value-type="string" office:string-value="untitled000_000164.tif" calcext:value-type="string">
            <text:p>untitled000_000164.tif</text:p>
          </table:table-cell>
          <table:table-cell table:formula="of:=[.C165]+1" office:value-type="float" office:value="165" calcext:value-type="float">
            <text:p>16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6]+1" office:value-type="float" office:value="165" calcext:value-type="float">
            <text:p>165</text:p>
          </table:table-cell>
          <table:table-cell table:formula="of:=CONCATENATE(&quot;untitled000_000&quot;;[.A167];&quot;.tif&quot;)" office:value-type="string" office:string-value="untitled000_000165.tif" calcext:value-type="string">
            <text:p>untitled000_000165.tif</text:p>
          </table:table-cell>
          <table:table-cell table:formula="of:=[.C166]+1" office:value-type="float" office:value="166" calcext:value-type="float">
            <text:p>16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7]+1" office:value-type="float" office:value="166" calcext:value-type="float">
            <text:p>166</text:p>
          </table:table-cell>
          <table:table-cell table:formula="of:=CONCATENATE(&quot;untitled000_000&quot;;[.A168];&quot;.tif&quot;)" office:value-type="string" office:string-value="untitled000_000166.tif" calcext:value-type="string">
            <text:p>untitled000_000166.tif</text:p>
          </table:table-cell>
          <table:table-cell table:formula="of:=[.C167]+1" office:value-type="float" office:value="167" calcext:value-type="float">
            <text:p>16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8]+1" office:value-type="float" office:value="167" calcext:value-type="float">
            <text:p>167</text:p>
          </table:table-cell>
          <table:table-cell table:formula="of:=CONCATENATE(&quot;untitled000_000&quot;;[.A169];&quot;.tif&quot;)" office:value-type="string" office:string-value="untitled000_000167.tif" calcext:value-type="string">
            <text:p>untitled000_000167.tif</text:p>
          </table:table-cell>
          <table:table-cell table:formula="of:=[.C168]+1" office:value-type="float" office:value="168" calcext:value-type="float">
            <text:p>16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69]+1" office:value-type="float" office:value="168" calcext:value-type="float">
            <text:p>168</text:p>
          </table:table-cell>
          <table:table-cell table:formula="of:=CONCATENATE(&quot;untitled000_000&quot;;[.A170];&quot;.tif&quot;)" office:value-type="string" office:string-value="untitled000_000168.tif" calcext:value-type="string">
            <text:p>untitled000_000168.tif</text:p>
          </table:table-cell>
          <table:table-cell table:formula="of:=[.C169]+1" office:value-type="float" office:value="169" calcext:value-type="float">
            <text:p>16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0]+1" office:value-type="float" office:value="169" calcext:value-type="float">
            <text:p>169</text:p>
          </table:table-cell>
          <table:table-cell table:formula="of:=CONCATENATE(&quot;untitled000_000&quot;;[.A171];&quot;.tif&quot;)" office:value-type="string" office:string-value="untitled000_000169.tif" calcext:value-type="string">
            <text:p>untitled000_000169.tif</text:p>
          </table:table-cell>
          <table:table-cell table:formula="of:=[.C170]+1" office:value-type="float" office:value="170" calcext:value-type="float">
            <text:p>17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1]+1" office:value-type="float" office:value="170" calcext:value-type="float">
            <text:p>170</text:p>
          </table:table-cell>
          <table:table-cell table:formula="of:=CONCATENATE(&quot;untitled000_000&quot;;[.A172];&quot;.tif&quot;)" office:value-type="string" office:string-value="untitled000_000170.tif" calcext:value-type="string">
            <text:p>untitled000_000170.tif</text:p>
          </table:table-cell>
          <table:table-cell table:formula="of:=[.C171]+1" office:value-type="float" office:value="171" calcext:value-type="float">
            <text:p>17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2]+1" office:value-type="float" office:value="171" calcext:value-type="float">
            <text:p>171</text:p>
          </table:table-cell>
          <table:table-cell table:formula="of:=CONCATENATE(&quot;untitled000_000&quot;;[.A173];&quot;.tif&quot;)" office:value-type="string" office:string-value="untitled000_000171.tif" calcext:value-type="string">
            <text:p>untitled000_000171.tif</text:p>
          </table:table-cell>
          <table:table-cell table:formula="of:=[.C172]+1" office:value-type="float" office:value="172" calcext:value-type="float">
            <text:p>17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3]+1" office:value-type="float" office:value="172" calcext:value-type="float">
            <text:p>172</text:p>
          </table:table-cell>
          <table:table-cell table:formula="of:=CONCATENATE(&quot;untitled000_000&quot;;[.A174];&quot;.tif&quot;)" office:value-type="string" office:string-value="untitled000_000172.tif" calcext:value-type="string">
            <text:p>untitled000_000172.tif</text:p>
          </table:table-cell>
          <table:table-cell table:formula="of:=[.C173]+1" office:value-type="float" office:value="173" calcext:value-type="float">
            <text:p>17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4]+1" office:value-type="float" office:value="173" calcext:value-type="float">
            <text:p>173</text:p>
          </table:table-cell>
          <table:table-cell table:formula="of:=CONCATENATE(&quot;untitled000_000&quot;;[.A175];&quot;.tif&quot;)" office:value-type="string" office:string-value="untitled000_000173.tif" calcext:value-type="string">
            <text:p>untitled000_000173.tif</text:p>
          </table:table-cell>
          <table:table-cell table:formula="of:=[.C174]+1" office:value-type="float" office:value="174" calcext:value-type="float">
            <text:p>17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175]+1" office:value-type="float" office:value="174" calcext:value-type="float">
            <text:p>174</text:p>
          </table:table-cell>
          <table:table-cell table:formula="of:=CONCATENATE(&quot;untitled000_000&quot;;[.A176];&quot;.tif&quot;)" office:value-type="string" office:string-value="untitled000_000174.tif" calcext:value-type="string">
            <text:p>untitled000_000174.tif</text:p>
          </table:table-cell>
          <table:table-cell table:formula="of:=[.C175]+1" office:value-type="float" office:value="175" calcext:value-type="float">
            <text:p>175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76]+1" office:value-type="float" office:value="175" calcext:value-type="float">
            <text:p>175</text:p>
          </table:table-cell>
          <table:table-cell table:formula="of:=CONCATENATE(&quot;untitled000_000&quot;;[.A177];&quot;.tif&quot;)" office:value-type="string" office:string-value="untitled000_000175.tif" calcext:value-type="string">
            <text:p>untitled000_000175.tif</text:p>
          </table:table-cell>
          <table:table-cell table:formula="of:=[.C176]+1" office:value-type="float" office:value="176" calcext:value-type="float">
            <text:p>17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77]+1" office:value-type="float" office:value="176" calcext:value-type="float">
            <text:p>176</text:p>
          </table:table-cell>
          <table:table-cell table:formula="of:=CONCATENATE(&quot;untitled000_000&quot;;[.A178];&quot;.tif&quot;)" office:value-type="string" office:string-value="untitled000_000176.tif" calcext:value-type="string">
            <text:p>untitled000_000176.tif</text:p>
          </table:table-cell>
          <table:table-cell table:formula="of:=[.C177]+1" office:value-type="float" office:value="177" calcext:value-type="float">
            <text:p>17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78]+1" office:value-type="float" office:value="177" calcext:value-type="float">
            <text:p>177</text:p>
          </table:table-cell>
          <table:table-cell table:formula="of:=CONCATENATE(&quot;untitled000_000&quot;;[.A179];&quot;.tif&quot;)" office:value-type="string" office:string-value="untitled000_000177.tif" calcext:value-type="string">
            <text:p>untitled000_000177.tif</text:p>
          </table:table-cell>
          <table:table-cell table:formula="of:=[.C178]+1" office:value-type="float" office:value="178" calcext:value-type="float">
            <text:p>178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79]+1" office:value-type="float" office:value="178" calcext:value-type="float">
            <text:p>178</text:p>
          </table:table-cell>
          <table:table-cell table:formula="of:=CONCATENATE(&quot;untitled000_000&quot;;[.A180];&quot;.tif&quot;)" office:value-type="string" office:string-value="untitled000_000178.tif" calcext:value-type="string">
            <text:p>untitled000_000178.tif</text:p>
          </table:table-cell>
          <table:table-cell table:formula="of:=[.C179]+1" office:value-type="float" office:value="179" calcext:value-type="float">
            <text:p>179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0]+1" office:value-type="float" office:value="179" calcext:value-type="float">
            <text:p>179</text:p>
          </table:table-cell>
          <table:table-cell table:formula="of:=CONCATENATE(&quot;untitled000_000&quot;;[.A181];&quot;.tif&quot;)" office:value-type="string" office:string-value="untitled000_000179.tif" calcext:value-type="string">
            <text:p>untitled000_000179.tif</text:p>
          </table:table-cell>
          <table:table-cell table:formula="of:=[.C180]+1" office:value-type="float" office:value="180" calcext:value-type="float">
            <text:p>180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1]+1" office:value-type="float" office:value="180" calcext:value-type="float">
            <text:p>180</text:p>
          </table:table-cell>
          <table:table-cell table:formula="of:=CONCATENATE(&quot;untitled000_000&quot;;[.A182];&quot;.tif&quot;)" office:value-type="string" office:string-value="untitled000_000180.tif" calcext:value-type="string">
            <text:p>untitled000_000180.tif</text:p>
          </table:table-cell>
          <table:table-cell table:formula="of:=[.C181]+1" office:value-type="float" office:value="181" calcext:value-type="float">
            <text:p>181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2]+1" office:value-type="float" office:value="181" calcext:value-type="float">
            <text:p>181</text:p>
          </table:table-cell>
          <table:table-cell table:formula="of:=CONCATENATE(&quot;untitled000_000&quot;;[.A183];&quot;.tif&quot;)" office:value-type="string" office:string-value="untitled000_000181.tif" calcext:value-type="string">
            <text:p>untitled000_000181.tif</text:p>
          </table:table-cell>
          <table:table-cell table:formula="of:=[.C182]+1" office:value-type="float" office:value="182" calcext:value-type="float">
            <text:p>182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3]+1" office:value-type="float" office:value="182" calcext:value-type="float">
            <text:p>182</text:p>
          </table:table-cell>
          <table:table-cell table:formula="of:=CONCATENATE(&quot;untitled000_000&quot;;[.A184];&quot;.tif&quot;)" office:value-type="string" office:string-value="untitled000_000182.tif" calcext:value-type="string">
            <text:p>untitled000_000182.tif</text:p>
          </table:table-cell>
          <table:table-cell table:formula="of:=[.C183]+1" office:value-type="float" office:value="183" calcext:value-type="float">
            <text:p>183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4]+1" office:value-type="float" office:value="183" calcext:value-type="float">
            <text:p>183</text:p>
          </table:table-cell>
          <table:table-cell table:formula="of:=CONCATENATE(&quot;untitled000_000&quot;;[.A185];&quot;.tif&quot;)" office:value-type="string" office:string-value="untitled000_000183.tif" calcext:value-type="string">
            <text:p>untitled000_000183.tif</text:p>
          </table:table-cell>
          <table:table-cell table:formula="of:=[.C184]+1" office:value-type="float" office:value="184" calcext:value-type="float">
            <text:p>184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5]+1" office:value-type="float" office:value="184" calcext:value-type="float">
            <text:p>184</text:p>
          </table:table-cell>
          <table:table-cell table:formula="of:=CONCATENATE(&quot;untitled000_000&quot;;[.A186];&quot;.tif&quot;)" office:value-type="string" office:string-value="untitled000_000184.tif" calcext:value-type="string">
            <text:p>untitled000_000184.tif</text:p>
          </table:table-cell>
          <table:table-cell table:formula="of:=[.C185]+1" office:value-type="float" office:value="185" calcext:value-type="float">
            <text:p>185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6]+1" office:value-type="float" office:value="185" calcext:value-type="float">
            <text:p>185</text:p>
          </table:table-cell>
          <table:table-cell table:formula="of:=CONCATENATE(&quot;untitled000_000&quot;;[.A187];&quot;.tif&quot;)" office:value-type="string" office:string-value="untitled000_000185.tif" calcext:value-type="string">
            <text:p>untitled000_000185.tif</text:p>
          </table:table-cell>
          <table:table-cell table:formula="of:=[.C186]+1" office:value-type="float" office:value="186" calcext:value-type="float">
            <text:p>18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7]+1" office:value-type="float" office:value="186" calcext:value-type="float">
            <text:p>186</text:p>
          </table:table-cell>
          <table:table-cell table:formula="of:=CONCATENATE(&quot;untitled000_000&quot;;[.A188];&quot;.tif&quot;)" office:value-type="string" office:string-value="untitled000_000186.tif" calcext:value-type="string">
            <text:p>untitled000_000186.tif</text:p>
          </table:table-cell>
          <table:table-cell table:formula="of:=[.C187]+1" office:value-type="float" office:value="187" calcext:value-type="float">
            <text:p>18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188]+1" office:value-type="float" office:value="187" calcext:value-type="float">
            <text:p>187</text:p>
          </table:table-cell>
          <table:table-cell table:formula="of:=CONCATENATE(&quot;untitled000_000&quot;;[.A189];&quot;.tif&quot;)" office:value-type="string" office:string-value="untitled000_000187.tif" calcext:value-type="string">
            <text:p>untitled000_000187.tif</text:p>
          </table:table-cell>
          <table:table-cell table:formula="of:=[.C188]+1" office:value-type="float" office:value="188" calcext:value-type="float">
            <text:p>188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89]+1" office:value-type="float" office:value="188" calcext:value-type="float">
            <text:p>188</text:p>
          </table:table-cell>
          <table:table-cell table:formula="of:=CONCATENATE(&quot;untitled000_000&quot;;[.A190];&quot;.tif&quot;)" office:value-type="string" office:string-value="untitled000_000188.tif" calcext:value-type="string">
            <text:p>untitled000_000188.tif</text:p>
          </table:table-cell>
          <table:table-cell table:formula="of:=[.C189]+1" office:value-type="float" office:value="189" calcext:value-type="float">
            <text:p>189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0]+1" office:value-type="float" office:value="189" calcext:value-type="float">
            <text:p>189</text:p>
          </table:table-cell>
          <table:table-cell table:formula="of:=CONCATENATE(&quot;untitled000_000&quot;;[.A191];&quot;.tif&quot;)" office:value-type="string" office:string-value="untitled000_000189.tif" calcext:value-type="string">
            <text:p>untitled000_000189.tif</text:p>
          </table:table-cell>
          <table:table-cell table:formula="of:=[.C190]+1" office:value-type="float" office:value="190" calcext:value-type="float">
            <text:p>190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1]+1" office:value-type="float" office:value="190" calcext:value-type="float">
            <text:p>190</text:p>
          </table:table-cell>
          <table:table-cell table:formula="of:=CONCATENATE(&quot;untitled000_000&quot;;[.A192];&quot;.tif&quot;)" office:value-type="string" office:string-value="untitled000_000190.tif" calcext:value-type="string">
            <text:p>untitled000_000190.tif</text:p>
          </table:table-cell>
          <table:table-cell table:formula="of:=[.C191]+1" office:value-type="float" office:value="191" calcext:value-type="float">
            <text:p>191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2]+1" office:value-type="float" office:value="191" calcext:value-type="float">
            <text:p>191</text:p>
          </table:table-cell>
          <table:table-cell table:formula="of:=CONCATENATE(&quot;untitled000_000&quot;;[.A193];&quot;.tif&quot;)" office:value-type="string" office:string-value="untitled000_000191.tif" calcext:value-type="string">
            <text:p>untitled000_000191.tif</text:p>
          </table:table-cell>
          <table:table-cell table:formula="of:=[.C192]+1" office:value-type="float" office:value="192" calcext:value-type="float">
            <text:p>192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3]+1" office:value-type="float" office:value="192" calcext:value-type="float">
            <text:p>192</text:p>
          </table:table-cell>
          <table:table-cell table:formula="of:=CONCATENATE(&quot;untitled000_000&quot;;[.A194];&quot;.tif&quot;)" office:value-type="string" office:string-value="untitled000_000192.tif" calcext:value-type="string">
            <text:p>untitled000_000192.tif</text:p>
          </table:table-cell>
          <table:table-cell table:formula="of:=[.C193]+1" office:value-type="float" office:value="193" calcext:value-type="float">
            <text:p>193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4]+1" office:value-type="float" office:value="193" calcext:value-type="float">
            <text:p>193</text:p>
          </table:table-cell>
          <table:table-cell table:formula="of:=CONCATENATE(&quot;untitled000_000&quot;;[.A195];&quot;.tif&quot;)" office:value-type="string" office:string-value="untitled000_000193.tif" calcext:value-type="string">
            <text:p>untitled000_000193.tif</text:p>
          </table:table-cell>
          <table:table-cell table:formula="of:=[.C194]+1" office:value-type="float" office:value="194" calcext:value-type="float">
            <text:p>194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5]+1" office:value-type="float" office:value="194" calcext:value-type="float">
            <text:p>194</text:p>
          </table:table-cell>
          <table:table-cell table:formula="of:=CONCATENATE(&quot;untitled000_000&quot;;[.A196];&quot;.tif&quot;)" office:value-type="string" office:string-value="untitled000_000194.tif" calcext:value-type="string">
            <text:p>untitled000_000194.tif</text:p>
          </table:table-cell>
          <table:table-cell table:formula="of:=[.C195]+1" office:value-type="float" office:value="195" calcext:value-type="float">
            <text:p>195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6]+1" office:value-type="float" office:value="195" calcext:value-type="float">
            <text:p>195</text:p>
          </table:table-cell>
          <table:table-cell table:formula="of:=CONCATENATE(&quot;untitled000_000&quot;;[.A197];&quot;.tif&quot;)" office:value-type="string" office:string-value="untitled000_000195.tif" calcext:value-type="string">
            <text:p>untitled000_000195.tif</text:p>
          </table:table-cell>
          <table:table-cell table:formula="of:=[.C196]+1" office:value-type="float" office:value="196" calcext:value-type="float">
            <text:p>196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7]+1" office:value-type="float" office:value="196" calcext:value-type="float">
            <text:p>196</text:p>
          </table:table-cell>
          <table:table-cell table:formula="of:=CONCATENATE(&quot;untitled000_000&quot;;[.A198];&quot;.tif&quot;)" office:value-type="string" office:string-value="untitled000_000196.tif" calcext:value-type="string">
            <text:p>untitled000_000196.tif</text:p>
          </table:table-cell>
          <table:table-cell table:formula="of:=[.C197]+1" office:value-type="float" office:value="197" calcext:value-type="float">
            <text:p>197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8]+1" office:value-type="float" office:value="197" calcext:value-type="float">
            <text:p>197</text:p>
          </table:table-cell>
          <table:table-cell table:formula="of:=CONCATENATE(&quot;untitled000_000&quot;;[.A199];&quot;.tif&quot;)" office:value-type="string" office:string-value="untitled000_000197.tif" calcext:value-type="string">
            <text:p>untitled000_000197.tif</text:p>
          </table:table-cell>
          <table:table-cell table:formula="of:=[.C198]+1" office:value-type="float" office:value="198" calcext:value-type="float">
            <text:p>198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199]+1" office:value-type="float" office:value="198" calcext:value-type="float">
            <text:p>198</text:p>
          </table:table-cell>
          <table:table-cell table:formula="of:=CONCATENATE(&quot;untitled000_000&quot;;[.A200];&quot;.tif&quot;)" office:value-type="string" office:string-value="untitled000_000198.tif" calcext:value-type="string">
            <text:p>untitled000_000198.tif</text:p>
          </table:table-cell>
          <table:table-cell table:formula="of:=[.C199]+1" office:value-type="float" office:value="199" calcext:value-type="float">
            <text:p>199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00]+1" office:value-type="float" office:value="199" calcext:value-type="float">
            <text:p>199</text:p>
          </table:table-cell>
          <table:table-cell table:formula="of:=CONCATENATE(&quot;untitled000_000&quot;;[.A201];&quot;.tif&quot;)" office:value-type="string" office:string-value="untitled000_000199.tif" calcext:value-type="string">
            <text:p>untitled000_000199.tif</text:p>
          </table:table-cell>
          <table:table-cell table:formula="of:=[.C200]+1" office:value-type="float" office:value="200" calcext:value-type="float">
            <text:p>200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01]+1" office:value-type="float" office:value="200" calcext:value-type="float">
            <text:p>200</text:p>
          </table:table-cell>
          <table:table-cell table:formula="of:=CONCATENATE(&quot;untitled000_000&quot;;[.A202];&quot;.tif&quot;)" office:value-type="string" office:string-value="untitled000_000200.tif" calcext:value-type="string">
            <text:p>untitled000_000200.tif</text:p>
          </table:table-cell>
          <table:table-cell table:formula="of:=[.C201]+1" office:value-type="float" office:value="201" calcext:value-type="float">
            <text:p>201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02]+1" office:value-type="float" office:value="201" calcext:value-type="float">
            <text:p>201</text:p>
          </table:table-cell>
          <table:table-cell table:formula="of:=CONCATENATE(&quot;untitled000_000&quot;;[.A203];&quot;.tif&quot;)" office:value-type="string" office:string-value="untitled000_000201.tif" calcext:value-type="string">
            <text:p>untitled000_000201.tif</text:p>
          </table:table-cell>
          <table:table-cell table:formula="of:=[.C202]+1" office:value-type="float" office:value="202" calcext:value-type="float">
            <text:p>202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03]+1" office:value-type="float" office:value="202" calcext:value-type="float">
            <text:p>202</text:p>
          </table:table-cell>
          <table:table-cell table:formula="of:=CONCATENATE(&quot;untitled000_000&quot;;[.A204];&quot;.tif&quot;)" office:value-type="string" office:string-value="untitled000_000202.tif" calcext:value-type="string">
            <text:p>untitled000_000202.tif</text:p>
          </table:table-cell>
          <table:table-cell table:formula="of:=[.C203]+1" office:value-type="float" office:value="203" calcext:value-type="float">
            <text:p>203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04]+1" office:value-type="float" office:value="203" calcext:value-type="float">
            <text:p>203</text:p>
          </table:table-cell>
          <table:table-cell table:formula="of:=CONCATENATE(&quot;untitled000_000&quot;;[.A205];&quot;.tif&quot;)" office:value-type="string" office:string-value="untitled000_000203.tif" calcext:value-type="string">
            <text:p>untitled000_000203.tif</text:p>
          </table:table-cell>
          <table:table-cell table:formula="of:=[.C204]+1" office:value-type="float" office:value="204" calcext:value-type="float">
            <text:p>20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05]+1" office:value-type="float" office:value="204" calcext:value-type="float">
            <text:p>204</text:p>
          </table:table-cell>
          <table:table-cell table:formula="of:=CONCATENATE(&quot;untitled000_000&quot;;[.A206];&quot;.tif&quot;)" office:value-type="string" office:string-value="untitled000_000204.tif" calcext:value-type="string">
            <text:p>untitled000_000204.tif</text:p>
          </table:table-cell>
          <table:table-cell table:formula="of:=[.C205]+1" office:value-type="float" office:value="205" calcext:value-type="float">
            <text:p>20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06]+1" office:value-type="float" office:value="205" calcext:value-type="float">
            <text:p>205</text:p>
          </table:table-cell>
          <table:table-cell table:formula="of:=CONCATENATE(&quot;untitled000_000&quot;;[.A207];&quot;.tif&quot;)" office:value-type="string" office:string-value="untitled000_000205.tif" calcext:value-type="string">
            <text:p>untitled000_000205.tif</text:p>
          </table:table-cell>
          <table:table-cell table:formula="of:=[.C206]+1" office:value-type="float" office:value="206" calcext:value-type="float">
            <text:p>20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07]+1" office:value-type="float" office:value="206" calcext:value-type="float">
            <text:p>206</text:p>
          </table:table-cell>
          <table:table-cell table:formula="of:=CONCATENATE(&quot;untitled000_000&quot;;[.A208];&quot;.tif&quot;)" office:value-type="string" office:string-value="untitled000_000206.tif" calcext:value-type="string">
            <text:p>untitled000_000206.tif</text:p>
          </table:table-cell>
          <table:table-cell table:formula="of:=[.C207]+1" office:value-type="float" office:value="207" calcext:value-type="float">
            <text:p>20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08]+1" office:value-type="float" office:value="207" calcext:value-type="float">
            <text:p>207</text:p>
          </table:table-cell>
          <table:table-cell table:formula="of:=CONCATENATE(&quot;untitled000_000&quot;;[.A209];&quot;.tif&quot;)" office:value-type="string" office:string-value="untitled000_000207.tif" calcext:value-type="string">
            <text:p>untitled000_000207.tif</text:p>
          </table:table-cell>
          <table:table-cell table:formula="of:=[.C208]+1" office:value-type="float" office:value="208" calcext:value-type="float">
            <text:p>208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09]+1" office:value-type="float" office:value="208" calcext:value-type="float">
            <text:p>208</text:p>
          </table:table-cell>
          <table:table-cell table:formula="of:=CONCATENATE(&quot;untitled000_000&quot;;[.A210];&quot;.tif&quot;)" office:value-type="string" office:string-value="untitled000_000208.tif" calcext:value-type="string">
            <text:p>untitled000_000208.tif</text:p>
          </table:table-cell>
          <table:table-cell table:formula="of:=[.C209]+1" office:value-type="float" office:value="209" calcext:value-type="float">
            <text:p>209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0]+1" office:value-type="float" office:value="209" calcext:value-type="float">
            <text:p>209</text:p>
          </table:table-cell>
          <table:table-cell table:formula="of:=CONCATENATE(&quot;untitled000_000&quot;;[.A211];&quot;.tif&quot;)" office:value-type="string" office:string-value="untitled000_000209.tif" calcext:value-type="string">
            <text:p>untitled000_000209.tif</text:p>
          </table:table-cell>
          <table:table-cell table:formula="of:=[.C210]+1" office:value-type="float" office:value="210" calcext:value-type="float">
            <text:p>210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1]+1" office:value-type="float" office:value="210" calcext:value-type="float">
            <text:p>210</text:p>
          </table:table-cell>
          <table:table-cell table:formula="of:=CONCATENATE(&quot;untitled000_000&quot;;[.A212];&quot;.tif&quot;)" office:value-type="string" office:string-value="untitled000_000210.tif" calcext:value-type="string">
            <text:p>untitled000_000210.tif</text:p>
          </table:table-cell>
          <table:table-cell table:formula="of:=[.C211]+1" office:value-type="float" office:value="211" calcext:value-type="float">
            <text:p>211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2]+1" office:value-type="float" office:value="211" calcext:value-type="float">
            <text:p>211</text:p>
          </table:table-cell>
          <table:table-cell table:formula="of:=CONCATENATE(&quot;untitled000_000&quot;;[.A213];&quot;.tif&quot;)" office:value-type="string" office:string-value="untitled000_000211.tif" calcext:value-type="string">
            <text:p>untitled000_000211.tif</text:p>
          </table:table-cell>
          <table:table-cell table:formula="of:=[.C212]+1" office:value-type="float" office:value="212" calcext:value-type="float">
            <text:p>212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3]+1" office:value-type="float" office:value="212" calcext:value-type="float">
            <text:p>212</text:p>
          </table:table-cell>
          <table:table-cell table:formula="of:=CONCATENATE(&quot;untitled000_000&quot;;[.A214];&quot;.tif&quot;)" office:value-type="string" office:string-value="untitled000_000212.tif" calcext:value-type="string">
            <text:p>untitled000_000212.tif</text:p>
          </table:table-cell>
          <table:table-cell table:formula="of:=[.C213]+1" office:value-type="float" office:value="213" calcext:value-type="float">
            <text:p>213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4]+1" office:value-type="float" office:value="213" calcext:value-type="float">
            <text:p>213</text:p>
          </table:table-cell>
          <table:table-cell table:formula="of:=CONCATENATE(&quot;untitled000_000&quot;;[.A215];&quot;.tif&quot;)" office:value-type="string" office:string-value="untitled000_000213.tif" calcext:value-type="string">
            <text:p>untitled000_000213.tif</text:p>
          </table:table-cell>
          <table:table-cell table:formula="of:=[.C214]+1" office:value-type="float" office:value="214" calcext:value-type="float">
            <text:p>214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5]+1" office:value-type="float" office:value="214" calcext:value-type="float">
            <text:p>214</text:p>
          </table:table-cell>
          <table:table-cell table:formula="of:=CONCATENATE(&quot;untitled000_000&quot;;[.A216];&quot;.tif&quot;)" office:value-type="string" office:string-value="untitled000_000214.tif" calcext:value-type="string">
            <text:p>untitled000_000214.tif</text:p>
          </table:table-cell>
          <table:table-cell table:formula="of:=[.C215]+1" office:value-type="float" office:value="215" calcext:value-type="float">
            <text:p>215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6]+1" office:value-type="float" office:value="215" calcext:value-type="float">
            <text:p>215</text:p>
          </table:table-cell>
          <table:table-cell table:formula="of:=CONCATENATE(&quot;untitled000_000&quot;;[.A217];&quot;.tif&quot;)" office:value-type="string" office:string-value="untitled000_000215.tif" calcext:value-type="string">
            <text:p>untitled000_000215.tif</text:p>
          </table:table-cell>
          <table:table-cell table:formula="of:=[.C216]+1" office:value-type="float" office:value="216" calcext:value-type="float">
            <text:p>21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7]+1" office:value-type="float" office:value="216" calcext:value-type="float">
            <text:p>216</text:p>
          </table:table-cell>
          <table:table-cell table:formula="of:=CONCATENATE(&quot;untitled000_000&quot;;[.A218];&quot;.tif&quot;)" office:value-type="string" office:string-value="untitled000_000216.tif" calcext:value-type="string">
            <text:p>untitled000_000216.tif</text:p>
          </table:table-cell>
          <table:table-cell table:formula="of:=[.C217]+1" office:value-type="float" office:value="217" calcext:value-type="float">
            <text:p>21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18]+1" office:value-type="float" office:value="217" calcext:value-type="float">
            <text:p>217</text:p>
          </table:table-cell>
          <table:table-cell table:formula="of:=CONCATENATE(&quot;untitled000_000&quot;;[.A219];&quot;.tif&quot;)" office:value-type="string" office:string-value="untitled000_000217.tif" calcext:value-type="string">
            <text:p>untitled000_000217.tif</text:p>
          </table:table-cell>
          <table:table-cell table:formula="of:=[.C218]+1" office:value-type="float" office:value="218" calcext:value-type="float">
            <text:p>21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19]+1" office:value-type="float" office:value="218" calcext:value-type="float">
            <text:p>218</text:p>
          </table:table-cell>
          <table:table-cell table:formula="of:=CONCATENATE(&quot;untitled000_000&quot;;[.A220];&quot;.tif&quot;)" office:value-type="string" office:string-value="untitled000_000218.tif" calcext:value-type="string">
            <text:p>untitled000_000218.tif</text:p>
          </table:table-cell>
          <table:table-cell table:formula="of:=[.C219]+1" office:value-type="float" office:value="219" calcext:value-type="float">
            <text:p>21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0]+1" office:value-type="float" office:value="219" calcext:value-type="float">
            <text:p>219</text:p>
          </table:table-cell>
          <table:table-cell table:formula="of:=CONCATENATE(&quot;untitled000_000&quot;;[.A221];&quot;.tif&quot;)" office:value-type="string" office:string-value="untitled000_000219.tif" calcext:value-type="string">
            <text:p>untitled000_000219.tif</text:p>
          </table:table-cell>
          <table:table-cell table:formula="of:=[.C220]+1" office:value-type="float" office:value="220" calcext:value-type="float">
            <text:p>22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1]+1" office:value-type="float" office:value="220" calcext:value-type="float">
            <text:p>220</text:p>
          </table:table-cell>
          <table:table-cell table:formula="of:=CONCATENATE(&quot;untitled000_000&quot;;[.A222];&quot;.tif&quot;)" office:value-type="string" office:string-value="untitled000_000220.tif" calcext:value-type="string">
            <text:p>untitled000_000220.tif</text:p>
          </table:table-cell>
          <table:table-cell table:formula="of:=[.C221]+1" office:value-type="float" office:value="221" calcext:value-type="float">
            <text:p>22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2]+1" office:value-type="float" office:value="221" calcext:value-type="float">
            <text:p>221</text:p>
          </table:table-cell>
          <table:table-cell table:formula="of:=CONCATENATE(&quot;untitled000_000&quot;;[.A223];&quot;.tif&quot;)" office:value-type="string" office:string-value="untitled000_000221.tif" calcext:value-type="string">
            <text:p>untitled000_000221.tif</text:p>
          </table:table-cell>
          <table:table-cell table:formula="of:=[.C222]+1" office:value-type="float" office:value="222" calcext:value-type="float">
            <text:p>22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3]+1" office:value-type="float" office:value="222" calcext:value-type="float">
            <text:p>222</text:p>
          </table:table-cell>
          <table:table-cell table:formula="of:=CONCATENATE(&quot;untitled000_000&quot;;[.A224];&quot;.tif&quot;)" office:value-type="string" office:string-value="untitled000_000222.tif" calcext:value-type="string">
            <text:p>untitled000_000222.tif</text:p>
          </table:table-cell>
          <table:table-cell table:formula="of:=[.C223]+1" office:value-type="float" office:value="223" calcext:value-type="float">
            <text:p>22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4]+1" office:value-type="float" office:value="223" calcext:value-type="float">
            <text:p>223</text:p>
          </table:table-cell>
          <table:table-cell table:formula="of:=CONCATENATE(&quot;untitled000_000&quot;;[.A225];&quot;.tif&quot;)" office:value-type="string" office:string-value="untitled000_000223.tif" calcext:value-type="string">
            <text:p>untitled000_000223.tif</text:p>
          </table:table-cell>
          <table:table-cell table:formula="of:=[.C224]+1" office:value-type="float" office:value="224" calcext:value-type="float">
            <text:p>22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5]+1" office:value-type="float" office:value="224" calcext:value-type="float">
            <text:p>224</text:p>
          </table:table-cell>
          <table:table-cell table:formula="of:=CONCATENATE(&quot;untitled000_000&quot;;[.A226];&quot;.tif&quot;)" office:value-type="string" office:string-value="untitled000_000224.tif" calcext:value-type="string">
            <text:p>untitled000_000224.tif</text:p>
          </table:table-cell>
          <table:table-cell table:formula="of:=[.C225]+1" office:value-type="float" office:value="225" calcext:value-type="float">
            <text:p>22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6]+1" office:value-type="float" office:value="225" calcext:value-type="float">
            <text:p>225</text:p>
          </table:table-cell>
          <table:table-cell table:formula="of:=CONCATENATE(&quot;untitled000_000&quot;;[.A227];&quot;.tif&quot;)" office:value-type="string" office:string-value="untitled000_000225.tif" calcext:value-type="string">
            <text:p>untitled000_000225.tif</text:p>
          </table:table-cell>
          <table:table-cell table:formula="of:=[.C226]+1" office:value-type="float" office:value="226" calcext:value-type="float">
            <text:p>22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7]+1" office:value-type="float" office:value="226" calcext:value-type="float">
            <text:p>226</text:p>
          </table:table-cell>
          <table:table-cell table:formula="of:=CONCATENATE(&quot;untitled000_000&quot;;[.A228];&quot;.tif&quot;)" office:value-type="string" office:string-value="untitled000_000226.tif" calcext:value-type="string">
            <text:p>untitled000_000226.tif</text:p>
          </table:table-cell>
          <table:table-cell table:formula="of:=[.C227]+1" office:value-type="float" office:value="227" calcext:value-type="float">
            <text:p>22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8]+1" office:value-type="float" office:value="227" calcext:value-type="float">
            <text:p>227</text:p>
          </table:table-cell>
          <table:table-cell table:formula="of:=CONCATENATE(&quot;untitled000_000&quot;;[.A229];&quot;.tif&quot;)" office:value-type="string" office:string-value="untitled000_000227.tif" calcext:value-type="string">
            <text:p>untitled000_000227.tif</text:p>
          </table:table-cell>
          <table:table-cell table:formula="of:=[.C228]+1" office:value-type="float" office:value="228" calcext:value-type="float">
            <text:p>22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29]+1" office:value-type="float" office:value="228" calcext:value-type="float">
            <text:p>228</text:p>
          </table:table-cell>
          <table:table-cell table:formula="of:=CONCATENATE(&quot;untitled000_000&quot;;[.A230];&quot;.tif&quot;)" office:value-type="string" office:string-value="untitled000_000228.tif" calcext:value-type="string">
            <text:p>untitled000_000228.tif</text:p>
          </table:table-cell>
          <table:table-cell table:formula="of:=[.C229]+1" office:value-type="float" office:value="229" calcext:value-type="float">
            <text:p>229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0]+1" office:value-type="float" office:value="229" calcext:value-type="float">
            <text:p>229</text:p>
          </table:table-cell>
          <table:table-cell table:formula="of:=CONCATENATE(&quot;untitled000_000&quot;;[.A231];&quot;.tif&quot;)" office:value-type="string" office:string-value="untitled000_000229.tif" calcext:value-type="string">
            <text:p>untitled000_000229.tif</text:p>
          </table:table-cell>
          <table:table-cell table:formula="of:=[.C230]+1" office:value-type="float" office:value="230" calcext:value-type="float">
            <text:p>230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1]+1" office:value-type="float" office:value="230" calcext:value-type="float">
            <text:p>230</text:p>
          </table:table-cell>
          <table:table-cell table:formula="of:=CONCATENATE(&quot;untitled000_000&quot;;[.A232];&quot;.tif&quot;)" office:value-type="string" office:string-value="untitled000_000230.tif" calcext:value-type="string">
            <text:p>untitled000_000230.tif</text:p>
          </table:table-cell>
          <table:table-cell table:formula="of:=[.C231]+1" office:value-type="float" office:value="231" calcext:value-type="float">
            <text:p>231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2]+1" office:value-type="float" office:value="231" calcext:value-type="float">
            <text:p>231</text:p>
          </table:table-cell>
          <table:table-cell table:formula="of:=CONCATENATE(&quot;untitled000_000&quot;;[.A233];&quot;.tif&quot;)" office:value-type="string" office:string-value="untitled000_000231.tif" calcext:value-type="string">
            <text:p>untitled000_000231.tif</text:p>
          </table:table-cell>
          <table:table-cell table:formula="of:=[.C232]+1" office:value-type="float" office:value="232" calcext:value-type="float">
            <text:p>232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3]+1" office:value-type="float" office:value="232" calcext:value-type="float">
            <text:p>232</text:p>
          </table:table-cell>
          <table:table-cell table:formula="of:=CONCATENATE(&quot;untitled000_000&quot;;[.A234];&quot;.tif&quot;)" office:value-type="string" office:string-value="untitled000_000232.tif" calcext:value-type="string">
            <text:p>untitled000_000232.tif</text:p>
          </table:table-cell>
          <table:table-cell table:formula="of:=[.C233]+1" office:value-type="float" office:value="233" calcext:value-type="float">
            <text:p>233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4]+1" office:value-type="float" office:value="233" calcext:value-type="float">
            <text:p>233</text:p>
          </table:table-cell>
          <table:table-cell table:formula="of:=CONCATENATE(&quot;untitled000_000&quot;;[.A235];&quot;.tif&quot;)" office:value-type="string" office:string-value="untitled000_000233.tif" calcext:value-type="string">
            <text:p>untitled000_000233.tif</text:p>
          </table:table-cell>
          <table:table-cell table:formula="of:=[.C234]+1" office:value-type="float" office:value="234" calcext:value-type="float">
            <text:p>234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5]+1" office:value-type="float" office:value="234" calcext:value-type="float">
            <text:p>234</text:p>
          </table:table-cell>
          <table:table-cell table:formula="of:=CONCATENATE(&quot;untitled000_000&quot;;[.A236];&quot;.tif&quot;)" office:value-type="string" office:string-value="untitled000_000234.tif" calcext:value-type="string">
            <text:p>untitled000_000234.tif</text:p>
          </table:table-cell>
          <table:table-cell table:formula="of:=[.C235]+1" office:value-type="float" office:value="235" calcext:value-type="float">
            <text:p>235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6]+1" office:value-type="float" office:value="235" calcext:value-type="float">
            <text:p>235</text:p>
          </table:table-cell>
          <table:table-cell table:formula="of:=CONCATENATE(&quot;untitled000_000&quot;;[.A237];&quot;.tif&quot;)" office:value-type="string" office:string-value="untitled000_000235.tif" calcext:value-type="string">
            <text:p>untitled000_000235.tif</text:p>
          </table:table-cell>
          <table:table-cell table:formula="of:=[.C236]+1" office:value-type="float" office:value="236" calcext:value-type="float">
            <text:p>236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7]+1" office:value-type="float" office:value="236" calcext:value-type="float">
            <text:p>236</text:p>
          </table:table-cell>
          <table:table-cell table:formula="of:=CONCATENATE(&quot;untitled000_000&quot;;[.A238];&quot;.tif&quot;)" office:value-type="string" office:string-value="untitled000_000236.tif" calcext:value-type="string">
            <text:p>untitled000_000236.tif</text:p>
          </table:table-cell>
          <table:table-cell table:formula="of:=[.C237]+1" office:value-type="float" office:value="237" calcext:value-type="float">
            <text:p>237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8]+1" office:value-type="float" office:value="237" calcext:value-type="float">
            <text:p>237</text:p>
          </table:table-cell>
          <table:table-cell table:formula="of:=CONCATENATE(&quot;untitled000_000&quot;;[.A239];&quot;.tif&quot;)" office:value-type="string" office:string-value="untitled000_000237.tif" calcext:value-type="string">
            <text:p>untitled000_000237.tif</text:p>
          </table:table-cell>
          <table:table-cell table:formula="of:=[.C238]+1" office:value-type="float" office:value="238" calcext:value-type="float">
            <text:p>238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39]+1" office:value-type="float" office:value="238" calcext:value-type="float">
            <text:p>238</text:p>
          </table:table-cell>
          <table:table-cell table:formula="of:=CONCATENATE(&quot;untitled000_000&quot;;[.A240];&quot;.tif&quot;)" office:value-type="string" office:string-value="untitled000_000238.tif" calcext:value-type="string">
            <text:p>untitled000_000238.tif</text:p>
          </table:table-cell>
          <table:table-cell table:formula="of:=[.C239]+1" office:value-type="float" office:value="239" calcext:value-type="float">
            <text:p>239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40]+1" office:value-type="float" office:value="239" calcext:value-type="float">
            <text:p>239</text:p>
          </table:table-cell>
          <table:table-cell table:formula="of:=CONCATENATE(&quot;untitled000_000&quot;;[.A241];&quot;.tif&quot;)" office:value-type="string" office:string-value="untitled000_000239.tif" calcext:value-type="string">
            <text:p>untitled000_000239.tif</text:p>
          </table:table-cell>
          <table:table-cell table:formula="of:=[.C240]+1" office:value-type="float" office:value="240" calcext:value-type="float">
            <text:p>240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41]+1" office:value-type="float" office:value="240" calcext:value-type="float">
            <text:p>240</text:p>
          </table:table-cell>
          <table:table-cell table:formula="of:=CONCATENATE(&quot;untitled000_000&quot;;[.A242];&quot;.tif&quot;)" office:value-type="string" office:string-value="untitled000_000240.tif" calcext:value-type="string">
            <text:p>untitled000_000240.tif</text:p>
          </table:table-cell>
          <table:table-cell table:formula="of:=[.C241]+1" office:value-type="float" office:value="241" calcext:value-type="float">
            <text:p>241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42]+1" office:value-type="float" office:value="241" calcext:value-type="float">
            <text:p>241</text:p>
          </table:table-cell>
          <table:table-cell table:formula="of:=CONCATENATE(&quot;untitled000_000&quot;;[.A243];&quot;.tif&quot;)" office:value-type="string" office:string-value="untitled000_000241.tif" calcext:value-type="string">
            <text:p>untitled000_000241.tif</text:p>
          </table:table-cell>
          <table:table-cell table:formula="of:=[.C242]+1" office:value-type="float" office:value="242" calcext:value-type="float">
            <text:p>242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43]+1" office:value-type="float" office:value="242" calcext:value-type="float">
            <text:p>242</text:p>
          </table:table-cell>
          <table:table-cell table:formula="of:=CONCATENATE(&quot;untitled000_000&quot;;[.A244];&quot;.tif&quot;)" office:value-type="string" office:string-value="untitled000_000242.tif" calcext:value-type="string">
            <text:p>untitled000_000242.tif</text:p>
          </table:table-cell>
          <table:table-cell table:formula="of:=[.C243]+1" office:value-type="float" office:value="243" calcext:value-type="float">
            <text:p>243</text:p>
          </table:table-cell>
          <table:table-cell office:value-type="string" calcext:value-type="string">
            <text:p>omega</text:p>
          </table:table-cell>
          <table:table-cell table:number-columns-repeated="252"/>
        </table:table-row>
        <table:table-row table:style-name="ro2">
          <table:table-cell table:formula="of:=[.A244]+1" office:value-type="float" office:value="243" calcext:value-type="float">
            <text:p>243</text:p>
          </table:table-cell>
          <table:table-cell table:formula="of:=CONCATENATE(&quot;untitled000_000&quot;;[.A245];&quot;.tif&quot;)" office:value-type="string" office:string-value="untitled000_000243.tif" calcext:value-type="string">
            <text:p>untitled000_000243.tif</text:p>
          </table:table-cell>
          <table:table-cell table:formula="of:=[.C244]+1" office:value-type="float" office:value="244" calcext:value-type="float">
            <text:p>24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45]+1" office:value-type="float" office:value="244" calcext:value-type="float">
            <text:p>244</text:p>
          </table:table-cell>
          <table:table-cell table:formula="of:=CONCATENATE(&quot;untitled000_000&quot;;[.A246];&quot;.tif&quot;)" office:value-type="string" office:string-value="untitled000_000244.tif" calcext:value-type="string">
            <text:p>untitled000_000244.tif</text:p>
          </table:table-cell>
          <table:table-cell table:formula="of:=[.C245]+1" office:value-type="float" office:value="245" calcext:value-type="float">
            <text:p>24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46]+1" office:value-type="float" office:value="245" calcext:value-type="float">
            <text:p>245</text:p>
          </table:table-cell>
          <table:table-cell table:formula="of:=CONCATENATE(&quot;untitled000_000&quot;;[.A247];&quot;.tif&quot;)" office:value-type="string" office:string-value="untitled000_000245.tif" calcext:value-type="string">
            <text:p>untitled000_000245.tif</text:p>
          </table:table-cell>
          <table:table-cell table:formula="of:=[.C246]+1" office:value-type="float" office:value="246" calcext:value-type="float">
            <text:p>24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47]+1" office:value-type="float" office:value="246" calcext:value-type="float">
            <text:p>246</text:p>
          </table:table-cell>
          <table:table-cell table:formula="of:=CONCATENATE(&quot;untitled000_000&quot;;[.A248];&quot;.tif&quot;)" office:value-type="string" office:string-value="untitled000_000246.tif" calcext:value-type="string">
            <text:p>untitled000_000246.tif</text:p>
          </table:table-cell>
          <table:table-cell table:formula="of:=[.C247]+1" office:value-type="float" office:value="247" calcext:value-type="float">
            <text:p>24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48]+1" office:value-type="float" office:value="247" calcext:value-type="float">
            <text:p>247</text:p>
          </table:table-cell>
          <table:table-cell table:formula="of:=CONCATENATE(&quot;untitled000_000&quot;;[.A249];&quot;.tif&quot;)" office:value-type="string" office:string-value="untitled000_000247.tif" calcext:value-type="string">
            <text:p>untitled000_000247.tif</text:p>
          </table:table-cell>
          <table:table-cell table:formula="of:=[.C248]+1" office:value-type="float" office:value="248" calcext:value-type="float">
            <text:p>24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49]+1" office:value-type="float" office:value="248" calcext:value-type="float">
            <text:p>248</text:p>
          </table:table-cell>
          <table:table-cell table:formula="of:=CONCATENATE(&quot;untitled000_000&quot;;[.A250];&quot;.tif&quot;)" office:value-type="string" office:string-value="untitled000_000248.tif" calcext:value-type="string">
            <text:p>untitled000_000248.tif</text:p>
          </table:table-cell>
          <table:table-cell table:formula="of:=[.C249]+1" office:value-type="float" office:value="249" calcext:value-type="float">
            <text:p>24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0]+1" office:value-type="float" office:value="249" calcext:value-type="float">
            <text:p>249</text:p>
          </table:table-cell>
          <table:table-cell table:formula="of:=CONCATENATE(&quot;untitled000_000&quot;;[.A251];&quot;.tif&quot;)" office:value-type="string" office:string-value="untitled000_000249.tif" calcext:value-type="string">
            <text:p>untitled000_000249.tif</text:p>
          </table:table-cell>
          <table:table-cell table:formula="of:=[.C250]+1" office:value-type="float" office:value="250" calcext:value-type="float">
            <text:p>25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1]+1" office:value-type="float" office:value="250" calcext:value-type="float">
            <text:p>250</text:p>
          </table:table-cell>
          <table:table-cell table:formula="of:=CONCATENATE(&quot;untitled000_000&quot;;[.A252];&quot;.tif&quot;)" office:value-type="string" office:string-value="untitled000_000250.tif" calcext:value-type="string">
            <text:p>untitled000_000250.tif</text:p>
          </table:table-cell>
          <table:table-cell table:formula="of:=[.C251]+1" office:value-type="float" office:value="251" calcext:value-type="float">
            <text:p>25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2]+1" office:value-type="float" office:value="251" calcext:value-type="float">
            <text:p>251</text:p>
          </table:table-cell>
          <table:table-cell table:formula="of:=CONCATENATE(&quot;untitled000_000&quot;;[.A253];&quot;.tif&quot;)" office:value-type="string" office:string-value="untitled000_000251.tif" calcext:value-type="string">
            <text:p>untitled000_000251.tif</text:p>
          </table:table-cell>
          <table:table-cell table:formula="of:=[.C252]+1" office:value-type="float" office:value="252" calcext:value-type="float">
            <text:p>25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3]+1" office:value-type="float" office:value="252" calcext:value-type="float">
            <text:p>252</text:p>
          </table:table-cell>
          <table:table-cell table:formula="of:=CONCATENATE(&quot;untitled000_000&quot;;[.A254];&quot;.tif&quot;)" office:value-type="string" office:string-value="untitled000_000252.tif" calcext:value-type="string">
            <text:p>untitled000_000252.tif</text:p>
          </table:table-cell>
          <table:table-cell table:formula="of:=[.C253]+1" office:value-type="float" office:value="253" calcext:value-type="float">
            <text:p>25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4]+1" office:value-type="float" office:value="253" calcext:value-type="float">
            <text:p>253</text:p>
          </table:table-cell>
          <table:table-cell table:formula="of:=CONCATENATE(&quot;untitled000_000&quot;;[.A255];&quot;.tif&quot;)" office:value-type="string" office:string-value="untitled000_000253.tif" calcext:value-type="string">
            <text:p>untitled000_000253.tif</text:p>
          </table:table-cell>
          <table:table-cell table:formula="of:=[.C254]+1" office:value-type="float" office:value="254" calcext:value-type="float">
            <text:p>25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5]+1" office:value-type="float" office:value="254" calcext:value-type="float">
            <text:p>254</text:p>
          </table:table-cell>
          <table:table-cell table:formula="of:=CONCATENATE(&quot;untitled000_000&quot;;[.A256];&quot;.tif&quot;)" office:value-type="string" office:string-value="untitled000_000254.tif" calcext:value-type="string">
            <text:p>untitled000_000254.tif</text:p>
          </table:table-cell>
          <table:table-cell table:formula="of:=[.C255]+1" office:value-type="float" office:value="255" calcext:value-type="float">
            <text:p>25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6]+1" office:value-type="float" office:value="255" calcext:value-type="float">
            <text:p>255</text:p>
          </table:table-cell>
          <table:table-cell table:formula="of:=CONCATENATE(&quot;untitled000_000&quot;;[.A257];&quot;.tif&quot;)" office:value-type="string" office:string-value="untitled000_000255.tif" calcext:value-type="string">
            <text:p>untitled000_000255.tif</text:p>
          </table:table-cell>
          <table:table-cell table:formula="of:=[.C256]+1" office:value-type="float" office:value="256" calcext:value-type="float">
            <text:p>25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7]+1" office:value-type="float" office:value="256" calcext:value-type="float">
            <text:p>256</text:p>
          </table:table-cell>
          <table:table-cell table:formula="of:=CONCATENATE(&quot;untitled000_000&quot;;[.A258];&quot;.tif&quot;)" office:value-type="string" office:string-value="untitled000_000256.tif" calcext:value-type="string">
            <text:p>untitled000_000256.tif</text:p>
          </table:table-cell>
          <table:table-cell table:formula="of:=[.C257]+1" office:value-type="float" office:value="257" calcext:value-type="float">
            <text:p>25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8]+1" office:value-type="float" office:value="257" calcext:value-type="float">
            <text:p>257</text:p>
          </table:table-cell>
          <table:table-cell table:formula="of:=CONCATENATE(&quot;untitled000_000&quot;;[.A259];&quot;.tif&quot;)" office:value-type="string" office:string-value="untitled000_000257.tif" calcext:value-type="string">
            <text:p>untitled000_000257.tif</text:p>
          </table:table-cell>
          <table:table-cell table:formula="of:=[.C258]+1" office:value-type="float" office:value="258" calcext:value-type="float">
            <text:p>25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59]+1" office:value-type="float" office:value="258" calcext:value-type="float">
            <text:p>258</text:p>
          </table:table-cell>
          <table:table-cell table:formula="of:=CONCATENATE(&quot;untitled000_000&quot;;[.A260];&quot;.tif&quot;)" office:value-type="string" office:string-value="untitled000_000258.tif" calcext:value-type="string">
            <text:p>untitled000_000258.tif</text:p>
          </table:table-cell>
          <table:table-cell table:formula="of:=[.C259]+1" office:value-type="float" office:value="259" calcext:value-type="float">
            <text:p>25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0]+1" office:value-type="float" office:value="259" calcext:value-type="float">
            <text:p>259</text:p>
          </table:table-cell>
          <table:table-cell table:formula="of:=CONCATENATE(&quot;untitled000_000&quot;;[.A261];&quot;.tif&quot;)" office:value-type="string" office:string-value="untitled000_000259.tif" calcext:value-type="string">
            <text:p>untitled000_000259.tif</text:p>
          </table:table-cell>
          <table:table-cell table:formula="of:=[.C260]+1" office:value-type="float" office:value="260" calcext:value-type="float">
            <text:p>26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1]+1" office:value-type="float" office:value="260" calcext:value-type="float">
            <text:p>260</text:p>
          </table:table-cell>
          <table:table-cell table:formula="of:=CONCATENATE(&quot;untitled000_000&quot;;[.A262];&quot;.tif&quot;)" office:value-type="string" office:string-value="untitled000_000260.tif" calcext:value-type="string">
            <text:p>untitled000_000260.tif</text:p>
          </table:table-cell>
          <table:table-cell table:formula="of:=[.C261]+1" office:value-type="float" office:value="261" calcext:value-type="float">
            <text:p>26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2]+1" office:value-type="float" office:value="261" calcext:value-type="float">
            <text:p>261</text:p>
          </table:table-cell>
          <table:table-cell table:formula="of:=CONCATENATE(&quot;untitled000_000&quot;;[.A263];&quot;.tif&quot;)" office:value-type="string" office:string-value="untitled000_000261.tif" calcext:value-type="string">
            <text:p>untitled000_000261.tif</text:p>
          </table:table-cell>
          <table:table-cell table:formula="of:=[.C262]+1" office:value-type="float" office:value="262" calcext:value-type="float">
            <text:p>26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3]+1" office:value-type="float" office:value="262" calcext:value-type="float">
            <text:p>262</text:p>
          </table:table-cell>
          <table:table-cell table:formula="of:=CONCATENATE(&quot;untitled000_000&quot;;[.A264];&quot;.tif&quot;)" office:value-type="string" office:string-value="untitled000_000262.tif" calcext:value-type="string">
            <text:p>untitled000_000262.tif</text:p>
          </table:table-cell>
          <table:table-cell table:formula="of:=[.C263]+1" office:value-type="float" office:value="263" calcext:value-type="float">
            <text:p>26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4]+1" office:value-type="float" office:value="263" calcext:value-type="float">
            <text:p>263</text:p>
          </table:table-cell>
          <table:table-cell table:formula="of:=CONCATENATE(&quot;untitled000_000&quot;;[.A265];&quot;.tif&quot;)" office:value-type="string" office:string-value="untitled000_000263.tif" calcext:value-type="string">
            <text:p>untitled000_000263.tif</text:p>
          </table:table-cell>
          <table:table-cell table:formula="of:=[.C264]+1" office:value-type="float" office:value="264" calcext:value-type="float">
            <text:p>26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5]+1" office:value-type="float" office:value="264" calcext:value-type="float">
            <text:p>264</text:p>
          </table:table-cell>
          <table:table-cell table:formula="of:=CONCATENATE(&quot;untitled000_000&quot;;[.A266];&quot;.tif&quot;)" office:value-type="string" office:string-value="untitled000_000264.tif" calcext:value-type="string">
            <text:p>untitled000_000264.tif</text:p>
          </table:table-cell>
          <table:table-cell table:formula="of:=[.C265]+1" office:value-type="float" office:value="265" calcext:value-type="float">
            <text:p>26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6]+1" office:value-type="float" office:value="265" calcext:value-type="float">
            <text:p>265</text:p>
          </table:table-cell>
          <table:table-cell table:formula="of:=CONCATENATE(&quot;untitled000_000&quot;;[.A267];&quot;.tif&quot;)" office:value-type="string" office:string-value="untitled000_000265.tif" calcext:value-type="string">
            <text:p>untitled000_000265.tif</text:p>
          </table:table-cell>
          <table:table-cell table:formula="of:=[.C266]+1" office:value-type="float" office:value="266" calcext:value-type="float">
            <text:p>26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7]+1" office:value-type="float" office:value="266" calcext:value-type="float">
            <text:p>266</text:p>
          </table:table-cell>
          <table:table-cell table:formula="of:=CONCATENATE(&quot;untitled000_000&quot;;[.A268];&quot;.tif&quot;)" office:value-type="string" office:string-value="untitled000_000266.tif" calcext:value-type="string">
            <text:p>untitled000_000266.tif</text:p>
          </table:table-cell>
          <table:table-cell table:formula="of:=[.C267]+1" office:value-type="float" office:value="267" calcext:value-type="float">
            <text:p>26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8]+1" office:value-type="float" office:value="267" calcext:value-type="float">
            <text:p>267</text:p>
          </table:table-cell>
          <table:table-cell table:formula="of:=CONCATENATE(&quot;untitled000_000&quot;;[.A269];&quot;.tif&quot;)" office:value-type="string" office:string-value="untitled000_000267.tif" calcext:value-type="string">
            <text:p>untitled000_000267.tif</text:p>
          </table:table-cell>
          <table:table-cell table:formula="of:=[.C268]+1" office:value-type="float" office:value="268" calcext:value-type="float">
            <text:p>26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69]+1" office:value-type="float" office:value="268" calcext:value-type="float">
            <text:p>268</text:p>
          </table:table-cell>
          <table:table-cell table:formula="of:=CONCATENATE(&quot;untitled000_000&quot;;[.A270];&quot;.tif&quot;)" office:value-type="string" office:string-value="untitled000_000268.tif" calcext:value-type="string">
            <text:p>untitled000_000268.tif</text:p>
          </table:table-cell>
          <table:table-cell table:formula="of:=[.C269]+1" office:value-type="float" office:value="269" calcext:value-type="float">
            <text:p>26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0]+1" office:value-type="float" office:value="269" calcext:value-type="float">
            <text:p>269</text:p>
          </table:table-cell>
          <table:table-cell table:formula="of:=CONCATENATE(&quot;untitled000_000&quot;;[.A271];&quot;.tif&quot;)" office:value-type="string" office:string-value="untitled000_000269.tif" calcext:value-type="string">
            <text:p>untitled000_000269.tif</text:p>
          </table:table-cell>
          <table:table-cell table:formula="of:=[.C270]+1" office:value-type="float" office:value="270" calcext:value-type="float">
            <text:p>270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1]+1" office:value-type="float" office:value="270" calcext:value-type="float">
            <text:p>270</text:p>
          </table:table-cell>
          <table:table-cell table:formula="of:=CONCATENATE(&quot;untitled000_000&quot;;[.A272];&quot;.tif&quot;)" office:value-type="string" office:string-value="untitled000_000270.tif" calcext:value-type="string">
            <text:p>untitled000_000270.tif</text:p>
          </table:table-cell>
          <table:table-cell table:formula="of:=[.C271]+1" office:value-type="float" office:value="271" calcext:value-type="float">
            <text:p>27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2]+1" office:value-type="float" office:value="271" calcext:value-type="float">
            <text:p>271</text:p>
          </table:table-cell>
          <table:table-cell table:formula="of:=CONCATENATE(&quot;untitled000_000&quot;;[.A273];&quot;.tif&quot;)" office:value-type="string" office:string-value="untitled000_000271.tif" calcext:value-type="string">
            <text:p>untitled000_000271.tif</text:p>
          </table:table-cell>
          <table:table-cell table:formula="of:=[.C272]+1" office:value-type="float" office:value="272" calcext:value-type="float">
            <text:p>27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3]+1" office:value-type="float" office:value="272" calcext:value-type="float">
            <text:p>272</text:p>
          </table:table-cell>
          <table:table-cell table:formula="of:=CONCATENATE(&quot;untitled000_000&quot;;[.A274];&quot;.tif&quot;)" office:value-type="string" office:string-value="untitled000_000272.tif" calcext:value-type="string">
            <text:p>untitled000_000272.tif</text:p>
          </table:table-cell>
          <table:table-cell table:formula="of:=[.C273]+1" office:value-type="float" office:value="273" calcext:value-type="float">
            <text:p>27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4]+1" office:value-type="float" office:value="273" calcext:value-type="float">
            <text:p>273</text:p>
          </table:table-cell>
          <table:table-cell table:formula="of:=CONCATENATE(&quot;untitled000_000&quot;;[.A275];&quot;.tif&quot;)" office:value-type="string" office:string-value="untitled000_000273.tif" calcext:value-type="string">
            <text:p>untitled000_000273.tif</text:p>
          </table:table-cell>
          <table:table-cell table:formula="of:=[.C274]+1" office:value-type="float" office:value="274" calcext:value-type="float">
            <text:p>274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5]+1" office:value-type="float" office:value="274" calcext:value-type="float">
            <text:p>274</text:p>
          </table:table-cell>
          <table:table-cell table:formula="of:=CONCATENATE(&quot;untitled000_000&quot;;[.A276];&quot;.tif&quot;)" office:value-type="string" office:string-value="untitled000_000274.tif" calcext:value-type="string">
            <text:p>untitled000_000274.tif</text:p>
          </table:table-cell>
          <table:table-cell table:formula="of:=[.C275]+1" office:value-type="float" office:value="275" calcext:value-type="float">
            <text:p>275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6]+1" office:value-type="float" office:value="275" calcext:value-type="float">
            <text:p>275</text:p>
          </table:table-cell>
          <table:table-cell table:formula="of:=CONCATENATE(&quot;untitled000_000&quot;;[.A277];&quot;.tif&quot;)" office:value-type="string" office:string-value="untitled000_000275.tif" calcext:value-type="string">
            <text:p>untitled000_000275.tif</text:p>
          </table:table-cell>
          <table:table-cell table:formula="of:=[.C276]+1" office:value-type="float" office:value="276" calcext:value-type="float">
            <text:p>276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7]+1" office:value-type="float" office:value="276" calcext:value-type="float">
            <text:p>276</text:p>
          </table:table-cell>
          <table:table-cell table:formula="of:=CONCATENATE(&quot;untitled000_000&quot;;[.A278];&quot;.tif&quot;)" office:value-type="string" office:string-value="untitled000_000276.tif" calcext:value-type="string">
            <text:p>untitled000_000276.tif</text:p>
          </table:table-cell>
          <table:table-cell table:formula="of:=[.C277]+1" office:value-type="float" office:value="277" calcext:value-type="float">
            <text:p>277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8]+1" office:value-type="float" office:value="277" calcext:value-type="float">
            <text:p>277</text:p>
          </table:table-cell>
          <table:table-cell table:formula="of:=CONCATENATE(&quot;untitled000_000&quot;;[.A279];&quot;.tif&quot;)" office:value-type="string" office:string-value="untitled000_000277.tif" calcext:value-type="string">
            <text:p>untitled000_000277.tif</text:p>
          </table:table-cell>
          <table:table-cell table:formula="of:=[.C278]+1" office:value-type="float" office:value="278" calcext:value-type="float">
            <text:p>278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79]+1" office:value-type="float" office:value="278" calcext:value-type="float">
            <text:p>278</text:p>
          </table:table-cell>
          <table:table-cell table:formula="of:=CONCATENATE(&quot;untitled000_000&quot;;[.A280];&quot;.tif&quot;)" office:value-type="string" office:string-value="untitled000_000278.tif" calcext:value-type="string">
            <text:p>untitled000_000278.tif</text:p>
          </table:table-cell>
          <table:table-cell table:formula="of:=[.C279]+1" office:value-type="float" office:value="279" calcext:value-type="float">
            <text:p>279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80]+1" office:value-type="float" office:value="279" calcext:value-type="float">
            <text:p>279</text:p>
          </table:table-cell>
          <table:table-cell table:formula="of:=CONCATENATE(&quot;untitled000_000&quot;;[.A281];&quot;.tif&quot;)" office:value-type="string" office:string-value="untitled000_000279.tif" calcext:value-type="string">
            <text:p>untitled000_000279.tif</text:p>
          </table:table-cell>
          <table:table-cell table:formula="of:=[.C280]+1" office:value-type="float" office:value="280" calcext:value-type="float">
            <text:p>280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1]+1" office:value-type="float" office:value="280" calcext:value-type="float">
            <text:p>280</text:p>
          </table:table-cell>
          <table:table-cell table:formula="of:=CONCATENATE(&quot;untitled000_000&quot;;[.A282];&quot;.tif&quot;)" office:value-type="string" office:string-value="untitled000_000280.tif" calcext:value-type="string">
            <text:p>untitled000_000280.tif</text:p>
          </table:table-cell>
          <table:table-cell table:formula="of:=[.C281]+1" office:value-type="float" office:value="281" calcext:value-type="float">
            <text:p>281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2]+1" office:value-type="float" office:value="281" calcext:value-type="float">
            <text:p>281</text:p>
          </table:table-cell>
          <table:table-cell table:formula="of:=CONCATENATE(&quot;untitled000_000&quot;;[.A283];&quot;.tif&quot;)" office:value-type="string" office:string-value="untitled000_000281.tif" calcext:value-type="string">
            <text:p>untitled000_000281.tif</text:p>
          </table:table-cell>
          <table:table-cell table:formula="of:=[.C282]+1" office:value-type="float" office:value="282" calcext:value-type="float">
            <text:p>282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3]+1" office:value-type="float" office:value="282" calcext:value-type="float">
            <text:p>282</text:p>
          </table:table-cell>
          <table:table-cell table:formula="of:=CONCATENATE(&quot;untitled000_000&quot;;[.A284];&quot;.tif&quot;)" office:value-type="string" office:string-value="untitled000_000282.tif" calcext:value-type="string">
            <text:p>untitled000_000282.tif</text:p>
          </table:table-cell>
          <table:table-cell table:formula="of:=[.C283]+1" office:value-type="float" office:value="283" calcext:value-type="float">
            <text:p>283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4]+1" office:value-type="float" office:value="283" calcext:value-type="float">
            <text:p>283</text:p>
          </table:table-cell>
          <table:table-cell table:formula="of:=CONCATENATE(&quot;untitled000_000&quot;;[.A285];&quot;.tif&quot;)" office:value-type="string" office:string-value="untitled000_000283.tif" calcext:value-type="string">
            <text:p>untitled000_000283.tif</text:p>
          </table:table-cell>
          <table:table-cell table:formula="of:=[.C284]+1" office:value-type="float" office:value="284" calcext:value-type="float">
            <text:p>284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5]+1" office:value-type="float" office:value="284" calcext:value-type="float">
            <text:p>284</text:p>
          </table:table-cell>
          <table:table-cell table:formula="of:=CONCATENATE(&quot;untitled000_000&quot;;[.A286];&quot;.tif&quot;)" office:value-type="string" office:string-value="untitled000_000284.tif" calcext:value-type="string">
            <text:p>untitled000_000284.tif</text:p>
          </table:table-cell>
          <table:table-cell table:formula="of:=[.C285]+1" office:value-type="float" office:value="285" calcext:value-type="float">
            <text:p>285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6]+1" office:value-type="float" office:value="285" calcext:value-type="float">
            <text:p>285</text:p>
          </table:table-cell>
          <table:table-cell table:formula="of:=CONCATENATE(&quot;untitled000_000&quot;;[.A287];&quot;.tif&quot;)" office:value-type="string" office:string-value="untitled000_000285.tif" calcext:value-type="string">
            <text:p>untitled000_000285.tif</text:p>
          </table:table-cell>
          <table:table-cell table:formula="of:=[.C286]+1" office:value-type="float" office:value="286" calcext:value-type="float">
            <text:p>286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7]+1" office:value-type="float" office:value="286" calcext:value-type="float">
            <text:p>286</text:p>
          </table:table-cell>
          <table:table-cell table:formula="of:=CONCATENATE(&quot;untitled000_000&quot;;[.A288];&quot;.tif&quot;)" office:value-type="string" office:string-value="untitled000_000286.tif" calcext:value-type="string">
            <text:p>untitled000_000286.tif</text:p>
          </table:table-cell>
          <table:table-cell table:formula="of:=[.C287]+1" office:value-type="float" office:value="287" calcext:value-type="float">
            <text:p>287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8]+1" office:value-type="float" office:value="287" calcext:value-type="float">
            <text:p>287</text:p>
          </table:table-cell>
          <table:table-cell table:formula="of:=CONCATENATE(&quot;untitled000_000&quot;;[.A289];&quot;.tif&quot;)" office:value-type="string" office:string-value="untitled000_000287.tif" calcext:value-type="string">
            <text:p>untitled000_000287.tif</text:p>
          </table:table-cell>
          <table:table-cell table:formula="of:=[.C288]+1" office:value-type="float" office:value="288" calcext:value-type="float">
            <text:p>288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89]+1" office:value-type="float" office:value="288" calcext:value-type="float">
            <text:p>288</text:p>
          </table:table-cell>
          <table:table-cell table:formula="of:=CONCATENATE(&quot;untitled000_000&quot;;[.A290];&quot;.tif&quot;)" office:value-type="string" office:string-value="untitled000_000288.tif" calcext:value-type="string">
            <text:p>untitled000_000288.tif</text:p>
          </table:table-cell>
          <table:table-cell table:formula="of:=[.C289]+1" office:value-type="float" office:value="289" calcext:value-type="float">
            <text:p>289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90]+1" office:value-type="float" office:value="289" calcext:value-type="float">
            <text:p>289</text:p>
          </table:table-cell>
          <table:table-cell table:formula="of:=CONCATENATE(&quot;untitled000_000&quot;;[.A291];&quot;.tif&quot;)" office:value-type="string" office:string-value="untitled000_000289.tif" calcext:value-type="string">
            <text:p>untitled000_000289.tif</text:p>
          </table:table-cell>
          <table:table-cell table:formula="of:=[.C290]+1" office:value-type="float" office:value="290" calcext:value-type="float">
            <text:p>290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91]+1" office:value-type="float" office:value="290" calcext:value-type="float">
            <text:p>290</text:p>
          </table:table-cell>
          <table:table-cell table:formula="of:=CONCATENATE(&quot;untitled000_000&quot;;[.A292];&quot;.tif&quot;)" office:value-type="string" office:string-value="untitled000_000290.tif" calcext:value-type="string">
            <text:p>untitled000_000290.tif</text:p>
          </table:table-cell>
          <table:table-cell table:formula="of:=[.C291]+1" office:value-type="float" office:value="291" calcext:value-type="float">
            <text:p>291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92]+1" office:value-type="float" office:value="291" calcext:value-type="float">
            <text:p>291</text:p>
          </table:table-cell>
          <table:table-cell table:formula="of:=CONCATENATE(&quot;untitled000_000&quot;;[.A293];&quot;.tif&quot;)" office:value-type="string" office:string-value="untitled000_000291.tif" calcext:value-type="string">
            <text:p>untitled000_000291.tif</text:p>
          </table:table-cell>
          <table:table-cell table:formula="of:=[.C292]+1" office:value-type="float" office:value="292" calcext:value-type="float">
            <text:p>292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93]+1" office:value-type="float" office:value="292" calcext:value-type="float">
            <text:p>292</text:p>
          </table:table-cell>
          <table:table-cell table:formula="of:=CONCATENATE(&quot;untitled000_000&quot;;[.A294];&quot;.tif&quot;)" office:value-type="string" office:string-value="untitled000_000292.tif" calcext:value-type="string">
            <text:p>untitled000_000292.tif</text:p>
          </table:table-cell>
          <table:table-cell table:formula="of:=[.C293]+1" office:value-type="float" office:value="293" calcext:value-type="float">
            <text:p>293</text:p>
          </table:table-cell>
          <table:table-cell office:value-type="string" calcext:value-type="string">
            <text:p>sinus</text:p>
          </table:table-cell>
          <table:table-cell table:number-columns-repeated="252"/>
        </table:table-row>
        <table:table-row table:style-name="ro2">
          <table:table-cell table:formula="of:=[.A294]+1" office:value-type="float" office:value="293" calcext:value-type="float">
            <text:p>293</text:p>
          </table:table-cell>
          <table:table-cell table:formula="of:=CONCATENATE(&quot;untitled000_000&quot;;[.A295];&quot;.tif&quot;)" office:value-type="string" office:string-value="untitled000_000293.tif" calcext:value-type="string">
            <text:p>untitled000_000293.tif</text:p>
          </table:table-cell>
          <table:table-cell table:formula="of:=[.C294]+1" office:value-type="float" office:value="294" calcext:value-type="float">
            <text:p>294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95]+1" office:value-type="float" office:value="294" calcext:value-type="float">
            <text:p>294</text:p>
          </table:table-cell>
          <table:table-cell table:formula="of:=CONCATENATE(&quot;untitled000_000&quot;;[.A296];&quot;.tif&quot;)" office:value-type="string" office:string-value="untitled000_000294.tif" calcext:value-type="string">
            <text:p>untitled000_000294.tif</text:p>
          </table:table-cell>
          <table:table-cell table:formula="of:=[.C295]+1" office:value-type="float" office:value="295" calcext:value-type="float">
            <text:p>295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96]+1" office:value-type="float" office:value="295" calcext:value-type="float">
            <text:p>295</text:p>
          </table:table-cell>
          <table:table-cell table:formula="of:=CONCATENATE(&quot;untitled000_000&quot;;[.A297];&quot;.tif&quot;)" office:value-type="string" office:string-value="untitled000_000295.tif" calcext:value-type="string">
            <text:p>untitled000_000295.tif</text:p>
          </table:table-cell>
          <table:table-cell table:formula="of:=[.C296]+1" office:value-type="float" office:value="296" calcext:value-type="float">
            <text:p>296</text:p>
          </table:table-cell>
          <table:table-cell office:value-type="string" calcext:value-type="string">
            <text:p>shallow</text:p>
          </table:table-cell>
          <table:table-cell table:number-columns-repeated="252"/>
        </table:table-row>
        <table:table-row table:style-name="ro2">
          <table:table-cell table:formula="of:=[.A297]+1" office:value-type="float" office:value="296" calcext:value-type="float">
            <text:p>296</text:p>
          </table:table-cell>
          <table:table-cell table:formula="of:=CONCATENATE(&quot;untitled000_000&quot;;[.A298];&quot;.tif&quot;)" office:value-type="string" office:string-value="untitled000_000296.tif" calcext:value-type="string">
            <text:p>untitled000_000296.tif</text:p>
          </table:table-cell>
          <table:table-cell table:formula="of:=[.C297]+1" office:value-type="float" office:value="297" calcext:value-type="float">
            <text:p>297</text:p>
          </table:table-cell>
          <table:table-cell office:value-type="string" calcext:value-type="string">
            <text:p>coil</text:p>
          </table:table-cell>
          <table:table-cell table:number-columns-repeated="252"/>
        </table:table-row>
        <table:table-row table:style-name="ro2">
          <table:table-cell table:formula="of:=[.A298]+1" office:value-type="float" office:value="297" calcext:value-type="float">
            <text:p>297</text:p>
          </table:table-cell>
          <table:table-cell table:formula="of:=CONCATENATE(&quot;untitled000_000&quot;;[.A299];&quot;.tif&quot;)" office:value-type="string" office:string-value="untitled000_000297.tif" calcext:value-type="string">
            <text:p>untitled000_000297.tif</text:p>
          </table:table-cell>
          <table:table-cell table:formula="of:=[.C298]+1" office:value-type="float" office:value="298" calcext:value-type="float">
            <text:p>298</text:p>
          </table:table-cell>
          <table:table-cell office:value-type="string" calcext:value-type="string">
            <text:p>coil</text:p>
          </table:table-cell>
          <table:table-cell table:number-columns-repeated="252"/>
        </table:table-row>
        <table:table-row table:style-name="ro3">
          <table:table-cell table:formula="of:=[.A299]+1" office:value-type="float" office:value="298" calcext:value-type="float">
            <text:p>298</text:p>
          </table:table-cell>
          <table:table-cell table:formula="of:=CONCATENATE(&quot;untitled000_000&quot;;[.A300];&quot;.tif&quot;)" office:value-type="string" office:string-value="untitled000_000298.tif" calcext:value-type="string">
            <text:p>untitled000_000298.tif</text:p>
          </table:table-cell>
          <table:table-cell table:formula="of:=[.C299]+1" office:value-type="float" office:value="299" calcext:value-type="float">
            <text:p>299</text:p>
          </table:table-cell>
          <table:table-cell office:value-type="string" calcext:value-type="string">
            <text:p>coil</text:p>
          </table:table-cell>
          <table:table-cell table:number-columns-repeated="25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CONCATENATE(&quot;untitled000_000&quot;;[.A301];&quot;.tif&quot;)" office:value-type="string" office:string-value="untitled000_000299.tif" calcext:value-type="string">
            <text:p>untitled000_000299.tif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il</text:p>
          </table:table-cell>
          <table:table-cell table:number-columns-repeated="252"/>
        </table:table-row>
      </table:table>
      <table:table table:name="Sheet2" table:style-name="ta2" table:print="false">
        <table:table-column table:style-name="co4" table:number-columns-repeated="6" table:default-cell-style-name="ce2"/>
        <table:table-column table:style-name="co4" table:number-columns-repeated="250" table:default-cell-style-name="Default"/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6" table:default-cell-style-name="ce2"/>
        <table:table-column table:style-name="co4" table:number-columns-repeated="250" table:default-cell-style-name="Default"/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2T19:13:49.716163389</dc:date>
    <dc:creator>Valerie Simonis</dc:creator>
    <meta:editing-duration>P0D</meta:editing-duration>
    <meta:editing-cycles>1</meta:editing-cycles>
    <meta:document-statistic meta:table-count="3" meta:cell-count="1204" meta:object-count="0"/>
    <meta:generator>LibreOffice/4.1.3.2$Linux_X86_64 LibreOffice_project/410m0$Build-2</meta:generator>
  </office:meta>
</office:document-meta>
</file>